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ato" svg:font-family="Lato" style:font-adornments="粗體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思源黑體 Medium" svg:font-family="'思源黑體 Medium'" style:font-pitch="variable"/>
    <style:font-face style:name="思源黑體 Normal" svg:font-family="'思源黑體 Normal'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思源黑體 Normal" fo:font-size="14pt" officeooo:rsid="0018b3f5" officeooo:paragraph-rsid="0018b3f5" style:font-name-asian="思源黑體 Normal" style:font-size-asian="14pt" style:font-size-complex="14pt"/>
    </style:style>
    <style:style style:name="P2" style:family="paragraph" style:parent-style-name="Standard">
      <style:text-properties style:font-name="思源黑體 Normal" fo:font-size="18pt" officeooo:rsid="001da3af" officeooo:paragraph-rsid="001da3af" style:font-name-asian="思源黑體 Medium" style:font-size-asian="18pt" style:font-size-complex="18pt"/>
    </style:style>
    <style:style style:name="P3" style:family="paragraph" style:parent-style-name="Text_20_body">
      <style:text-properties officeooo:paragraph-rsid="001fdd52"/>
    </style:style>
    <style:style style:name="P4" style:family="paragraph" style:parent-style-name="Text_20_body">
      <style:text-properties officeooo:paragraph-rsid="005c41ac"/>
    </style:style>
    <style:style style:name="P5" style:family="paragraph" style:parent-style-name="Text_20_body">
      <style:text-properties officeooo:paragraph-rsid="005cafe1"/>
    </style:style>
    <style:style style:name="P6" style:family="paragraph" style:parent-style-name="Text_20_body">
      <style:text-properties officeooo:paragraph-rsid="005fe1da"/>
    </style:style>
    <style:style style:name="P7" style:family="paragraph" style:parent-style-name="Text_20_body">
      <style:text-properties style:font-name="思源黑體 Normal" fo:font-size="18pt" officeooo:rsid="001da3af" officeooo:paragraph-rsid="0062a0c7" style:font-name-asian="思源黑體 Medium" style:font-size-asian="18pt" style:font-size-complex="18pt"/>
    </style:style>
    <style:style style:name="P8" style:family="paragraph" style:parent-style-name="Text_20_body">
      <style:text-properties style:font-name="思源黑體 Normal" fo:font-size="18pt" officeooo:rsid="001da3af" officeooo:paragraph-rsid="006309bb" style:font-name-asian="思源黑體 Medium" style:font-size-asian="18pt" style:font-size-complex="18pt"/>
    </style:style>
    <style:style style:name="P9" style:family="paragraph" style:parent-style-name="Text_20_body">
      <style:text-properties style:font-name="思源黑體 Normal" fo:font-size="18pt" officeooo:rsid="001da3af" officeooo:paragraph-rsid="0081f8f4" style:font-name-asian="思源黑體 Medium" style:font-size-asian="18pt" style:font-size-complex="18pt"/>
    </style:style>
    <style:style style:name="P10" style:family="paragraph" style:parent-style-name="Text_20_body">
      <style:text-properties style:font-name="思源黑體 Normal" fo:font-size="18pt" officeooo:rsid="001da3af" officeooo:paragraph-rsid="0089c7a0" style:font-name-asian="思源黑體 Medium" style:font-size-asian="18pt" style:font-size-complex="18pt"/>
    </style:style>
    <style:style style:name="P11" style:family="paragraph" style:parent-style-name="Text_20_body">
      <style:text-properties style:font-name="思源黑體 Normal" fo:font-size="18pt" officeooo:rsid="001da3af" officeooo:paragraph-rsid="008a9a99" style:font-name-asian="思源黑體 Medium" style:font-size-asian="18pt" style:font-size-complex="18pt"/>
    </style:style>
    <style:style style:name="P12" style:family="paragraph" style:parent-style-name="Text_20_body">
      <style:text-properties style:font-name="思源黑體 Normal" fo:font-size="12pt" officeooo:rsid="001f917d" style:font-name-asian="思源黑體 Normal" style:font-size-asian="12pt" style:font-size-complex="14pt"/>
    </style:style>
    <style:style style:name="P13" style:family="paragraph" style:parent-style-name="Text_20_body">
      <style:text-properties officeooo:paragraph-rsid="00649e86"/>
    </style:style>
    <style:style style:name="P14" style:family="paragraph" style:parent-style-name="Text_20_body">
      <style:text-properties officeooo:rsid="005fe1da" officeooo:paragraph-rsid="006c996e"/>
    </style:style>
    <style:style style:name="P15" style:family="paragraph" style:parent-style-name="Text_20_body">
      <style:text-properties officeooo:rsid="0019f7aa" officeooo:paragraph-rsid="006fa9b6"/>
    </style:style>
    <style:style style:name="P16" style:family="paragraph" style:parent-style-name="Text_20_body">
      <style:text-properties officeooo:paragraph-rsid="007a6137"/>
    </style:style>
    <style:style style:name="P17" style:family="paragraph" style:parent-style-name="Text_20_body">
      <style:text-properties officeooo:paragraph-rsid="00803232"/>
    </style:style>
    <style:style style:name="P18" style:family="paragraph" style:parent-style-name="Text_20_body">
      <style:text-properties style:font-name="思源黑體 Normal" fo:font-size="18pt" officeooo:rsid="001da3af" officeooo:paragraph-rsid="006309bb" style:font-name-asian="思源黑體 Medium" style:font-size-asian="18pt" style:font-size-complex="18pt"/>
    </style:style>
    <style:style style:name="P19" style:family="paragraph" style:parent-style-name="Text_20_body">
      <style:text-properties style:font-name="思源黑體 Normal" fo:font-size="18pt" officeooo:rsid="001da3af" officeooo:paragraph-rsid="0099f282" style:font-name-asian="思源黑體 Medium" style:font-size-asian="18pt" style:font-size-complex="18pt"/>
    </style:style>
    <style:style style:name="P20" style:family="paragraph" style:parent-style-name="Text_20_body">
      <style:text-properties style:font-name="思源黑體 Normal" fo:font-size="18pt" officeooo:rsid="001da3af" officeooo:paragraph-rsid="009db7e6" style:font-name-asian="思源黑體 Medium" style:font-size-asian="18pt" style:font-size-complex="18pt"/>
    </style:style>
    <style:style style:name="P21" style:family="paragraph" style:parent-style-name="Text_20_body">
      <style:text-properties style:font-name="思源黑體 Normal" fo:font-size="18pt" officeooo:rsid="001da3af" officeooo:paragraph-rsid="0081f8f4" style:font-name-asian="思源黑體 Medium" style:font-size-asian="18pt" style:font-size-complex="18pt"/>
    </style:style>
    <style:style style:name="P22" style:family="paragraph" style:parent-style-name="Text_20_body">
      <style:text-properties style:font-name="思源黑體 Normal" fo:font-size="18pt" officeooo:rsid="001da3af" officeooo:paragraph-rsid="00a0b80a" style:font-name-asian="思源黑體 Medium" style:font-size-asian="18pt" style:font-size-complex="18pt"/>
    </style:style>
    <style:style style:name="P23" style:family="paragraph" style:parent-style-name="Text_20_body">
      <style:text-properties style:font-name="思源黑體 Normal" fo:font-size="18pt" officeooo:rsid="001da3af" officeooo:paragraph-rsid="006e584e" style:font-name-asian="思源黑體 Medium" style:font-size-asian="18pt" style:font-size-complex="18pt"/>
    </style:style>
    <style:style style:name="P24" style:family="paragraph" style:parent-style-name="Text_20_body">
      <style:text-properties style:font-name="思源黑體 Normal" fo:font-size="18pt" officeooo:rsid="001da3af" officeooo:paragraph-rsid="00a31ac7" style:font-name-asian="思源黑體 Medium" style:font-size-asian="18pt" style:font-size-complex="18pt"/>
    </style:style>
    <style:style style:name="P25" style:family="paragraph" style:parent-style-name="Text_20_body">
      <style:text-properties style:font-name="思源黑體 Normal" fo:font-size="18pt" officeooo:rsid="001da3af" officeooo:paragraph-rsid="00a77770" style:font-name-asian="思源黑體 Medium" style:font-size-asian="18pt" style:font-size-complex="18pt"/>
    </style:style>
    <style:style style:name="P26" style:family="paragraph" style:parent-style-name="Text_20_body">
      <style:text-properties style:font-name="思源黑體 Normal" fo:font-size="18pt" officeooo:rsid="001da3af" officeooo:paragraph-rsid="00ac3330" style:font-name-asian="思源黑體 Medium" style:font-size-asian="18pt" style:font-size-complex="18pt"/>
    </style:style>
    <style:style style:name="P27" style:family="paragraph" style:parent-style-name="Text_20_body">
      <style:text-properties style:font-name="思源黑體 Normal" fo:font-size="18pt" officeooo:rsid="001da3af" officeooo:paragraph-rsid="008a9a99" style:font-name-asian="思源黑體 Medium" style:font-size-asian="18pt" style:font-size-complex="18pt"/>
    </style:style>
    <style:style style:name="P28" style:family="paragraph" style:parent-style-name="Text_20_body">
      <style:text-properties style:font-name="思源黑體 Normal" fo:font-size="12pt" officeooo:rsid="001f917d" style:font-name-asian="思源黑體 Normal" style:font-size-asian="12pt" style:font-size-complex="14pt"/>
    </style:style>
    <style:style style:name="P29" style:family="paragraph" style:parent-style-name="Heading_20_2">
      <style:text-properties officeooo:paragraph-rsid="0019f7aa"/>
    </style:style>
    <style:style style:name="P30" style:family="paragraph" style:parent-style-name="Footer">
      <style:paragraph-properties fo:text-align="center" style:justify-single-word="false"/>
      <style:text-properties style:font-name="Monaco"/>
    </style:style>
    <style:style style:name="P31" style:family="paragraph">
      <style:paragraph-properties fo:text-align="center"/>
    </style:style>
    <style:style style:name="P32" style:family="paragraph">
      <loext:graphic-properties draw:fill-color="#729fcf"/>
      <style:paragraph-properties fo:text-align="center"/>
      <style:text-properties style:font-name="Monaco"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solid" draw:fill-color="#ccff99"/>
      <style:paragraph-properties fo:text-align="center"/>
      <style:text-properties style:font-name="Monaco"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solid" draw:fill-color="#ccff99"/>
      <style:text-properties style:font-name="Monaco"/>
    </style:style>
    <style:style style:name="P35" style:family="paragraph">
      <loext:graphic-properties draw:fill-color="#99ffff"/>
      <style:paragraph-properties fo:text-align="center"/>
    </style:style>
    <style:style style:name="P36" style:family="paragraph">
      <loext:graphic-properties draw:fill="none"/>
      <style:paragraph-properties fo:text-align="center"/>
      <style:text-properties style:font-name="Monaco"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center"/>
      <style:text-properties style:font-name="Monaco" fo:font-size="10pt" style:font-size-asian="10pt" style:font-size-complex="10pt"/>
    </style:style>
    <style:style style:name="P38" style:family="paragraph">
      <loext:graphic-properties draw:fill="none" draw:fill-color="#ffffff"/>
      <style:text-properties style:font-name="Monaco"/>
    </style:style>
    <style:style style:name="P39" style:family="paragraph">
      <loext:graphic-properties draw:fill="solid" draw:fill-color="#99ff99"/>
      <style:paragraph-properties fo:text-align="center"/>
      <style:text-properties style:font-name="Monaco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text-properties style:font-name="Monaco" fo:font-size="10pt" style:font-size-asian="10pt" style:font-size-complex="10pt"/>
    </style:style>
    <style:style style:name="P41" style:family="paragraph">
      <loext:graphic-properties draw:fill="none"/>
      <style:paragraph-properties fo:text-align="center"/>
      <style:text-properties style:font-name="Monaco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style:font-name="Monaco" fo:font-size="12pt" style:font-size-asian="12pt" style:font-size-complex="12pt"/>
    </style:style>
    <style:style style:name="P43" style:family="paragraph">
      <loext:graphic-properties draw:fill="none" draw:fill-color="#99ff99"/>
      <style:paragraph-properties fo:text-align="center"/>
      <style:text-properties style:font-name="Monaco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="solid" draw:fill-color="#e9ffff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style:font-name="思源黑體 Medium" fo:font-size="12pt" style:font-size-asian="12pt" style:font-size-complex="12pt"/>
    </style:style>
    <style:style style:name="P46" style:family="paragraph">
      <loext:graphic-properties draw:fill="none" draw:fill-color="#ffffff"/>
      <style:paragraph-properties fo:text-align="center"/>
      <style:text-properties style:font-name="思源黑體 Medium" fo:font-size="18pt" style:font-size-asian="18pt" style:font-size-complex="18pt"/>
    </style:style>
    <style:style style:name="P47" style:family="paragraph">
      <loext:graphic-properties draw:fill-color="#ccffcc"/>
      <style:paragraph-properties fo:text-align="center"/>
      <style:text-properties style:font-name="Monaco" fo:font-size="8pt" style:font-size-asian="8pt" style:font-size-complex="8pt"/>
    </style:style>
    <style:style style:name="T1" style:family="text">
      <style:text-properties officeooo:rsid="0019f7aa"/>
    </style:style>
    <style:style style:name="T2" style:family="text">
      <style:text-properties style:font-name="Monaco" fo:font-size="12pt" officeooo:rsid="001fdd52" style:font-name-asian="思源黑體 Normal" style:font-size-asian="12pt" style:font-size-complex="12pt"/>
    </style:style>
    <style:style style:name="T3" style:family="text">
      <style:text-properties style:font-name="思源黑體 Normal" fo:font-size="12pt" style:font-name-asian="思源黑體 Normal" style:font-size-asian="12pt" style:font-size-complex="14pt"/>
    </style:style>
    <style:style style:name="T4" style:family="text">
      <style:text-properties style:font-name="思源黑體 Normal" fo:font-size="12pt" officeooo:rsid="001f917d" style:font-name-asian="思源黑體 Normal" style:font-size-asian="12pt" style:font-size-complex="14pt"/>
    </style:style>
    <style:style style:name="T5" style:family="text">
      <style:text-properties style:font-name="思源黑體 Normal" fo:font-size="12pt" officeooo:rsid="001fdd52" style:font-name-asian="思源黑體 Normal" style:font-size-asian="12pt" style:font-size-complex="14pt"/>
    </style:style>
    <style:style style:name="T6" style:family="text">
      <style:text-properties style:font-name="思源黑體 Normal" fo:font-size="12pt" officeooo:rsid="00325725" style:font-name-asian="思源黑體 Normal" style:font-size-asian="12pt" style:font-size-complex="14pt"/>
    </style:style>
    <style:style style:name="T7" style:family="text">
      <style:text-properties style:font-name="思源黑體 Normal" fo:font-size="12pt" officeooo:rsid="003d6a15" style:font-name-asian="思源黑體 Normal" style:font-size-asian="12pt" style:font-size-complex="14pt"/>
    </style:style>
    <style:style style:name="T8" style:family="text">
      <style:text-properties style:font-name="思源黑體 Normal" fo:font-size="12pt" officeooo:rsid="00507434" style:font-name-asian="思源黑體 Normal" style:font-size-asian="12pt" style:font-size-complex="14pt"/>
    </style:style>
    <style:style style:name="T9" style:family="text">
      <style:text-properties style:font-name="思源黑體 Normal" fo:font-size="12pt" officeooo:rsid="00575439" style:font-name-asian="思源黑體 Normal" style:font-size-asian="12pt" style:font-size-complex="14pt"/>
    </style:style>
    <style:style style:name="T10" style:family="text">
      <style:text-properties style:font-name="思源黑體 Normal" fo:font-size="12pt" officeooo:rsid="005b6f33" style:font-name-asian="思源黑體 Normal" style:font-size-asian="12pt" style:font-size-complex="14pt"/>
    </style:style>
    <style:style style:name="T11" style:family="text">
      <style:text-properties style:font-name="思源黑體 Normal" fo:font-size="12pt" officeooo:rsid="005cafe1" style:font-name-asian="思源黑體 Normal" style:font-size-asian="12pt" style:font-size-complex="14pt"/>
    </style:style>
    <style:style style:name="T12" style:family="text">
      <style:text-properties style:font-name="思源黑體 Normal" fo:font-size="12pt" officeooo:rsid="005cd33a" style:font-name-asian="思源黑體 Normal" style:font-size-asian="12pt" style:font-size-complex="14pt"/>
    </style:style>
    <style:style style:name="T13" style:family="text">
      <style:text-properties style:font-name="思源黑體 Normal" fo:font-size="12pt" officeooo:rsid="005fe1da" style:font-name-asian="思源黑體 Normal" style:font-size-asian="12pt" style:font-size-complex="14pt"/>
    </style:style>
    <style:style style:name="T14" style:family="text">
      <style:text-properties style:font-name="思源黑體 Normal" fo:font-size="12pt" officeooo:rsid="00601da5" style:font-name-asian="思源黑體 Normal" style:font-size-asian="12pt" style:font-size-complex="14pt"/>
    </style:style>
    <style:style style:name="T15" style:family="text">
      <style:text-properties style:font-name="思源黑體 Normal" fo:font-size="12pt" officeooo:rsid="006fa9b6" style:font-name-asian="思源黑體 Normal" style:font-size-asian="12pt" style:font-size-complex="14pt"/>
    </style:style>
    <style:style style:name="T16" style:family="text">
      <style:text-properties style:font-name="思源黑體 Normal" fo:font-size="12pt" officeooo:rsid="0091c233" style:font-name-asian="思源黑體 Normal" style:font-size-asian="12pt" style:font-size-complex="14pt"/>
    </style:style>
    <style:style style:name="T17" style:family="text">
      <style:text-properties style:font-name="思源黑體 Normal" officeooo:rsid="006309bb" style:font-size-complex="14pt"/>
    </style:style>
    <style:style style:name="T18" style:family="text">
      <style:text-properties style:font-name="思源黑體 Normal" officeooo:rsid="006e584e" style:font-size-complex="14pt"/>
    </style:style>
    <style:style style:name="T19" style:family="text">
      <style:text-properties style:font-name="思源黑體 Normal" officeooo:rsid="0081f8f4" style:font-size-complex="14pt"/>
    </style:style>
    <style:style style:name="T20" style:family="text">
      <style:text-properties style:font-name="思源黑體 Normal" officeooo:rsid="00826ac2" style:font-size-complex="14pt"/>
    </style:style>
    <style:style style:name="T21" style:family="text">
      <style:text-properties style:font-name="思源黑體 Normal" officeooo:rsid="00862c26" style:font-size-complex="14pt"/>
    </style:style>
    <style:style style:name="T22" style:family="text">
      <style:text-properties style:font-name="思源黑體 Normal" officeooo:rsid="0089c7a0" style:font-size-complex="14pt"/>
    </style:style>
    <style:style style:name="T23" style:family="text">
      <style:text-properties style:font-name="思源黑體 Normal" officeooo:rsid="008a9a99" style:font-size-complex="14pt"/>
    </style:style>
    <style:style style:name="T24" style:family="text">
      <style:text-properties style:font-name="思源黑體 Normal" officeooo:rsid="009525f0" style:font-size-complex="14pt"/>
    </style:style>
    <style:style style:name="T25" style:family="text">
      <style:text-properties style:font-name="思源黑體 Normal" officeooo:rsid="00970a29" style:font-size-complex="14pt"/>
    </style:style>
    <style:style style:name="T26" style:family="text">
      <style:text-properties style:font-name="思源黑體 Normal" officeooo:rsid="0099f282" style:font-size-complex="14pt"/>
    </style:style>
    <style:style style:name="T27" style:family="text">
      <style:text-properties style:font-name="思源黑體 Normal" officeooo:rsid="009ade83" style:font-size-complex="14pt"/>
    </style:style>
    <style:style style:name="T28" style:family="text">
      <style:text-properties style:font-name="思源黑體 Normal" officeooo:rsid="009c2e3d" style:font-size-complex="14pt"/>
    </style:style>
    <style:style style:name="T29" style:family="text">
      <style:text-properties style:font-name="思源黑體 Normal" officeooo:rsid="009c49a0" style:font-size-complex="14pt"/>
    </style:style>
    <style:style style:name="T30" style:family="text">
      <style:text-properties style:font-name="思源黑體 Normal" officeooo:rsid="009d992b" style:font-size-complex="14pt"/>
    </style:style>
    <style:style style:name="T31" style:family="text">
      <style:text-properties style:font-name="思源黑體 Normal" officeooo:rsid="009db7e6" style:font-size-complex="14pt"/>
    </style:style>
    <style:style style:name="T32" style:family="text">
      <style:text-properties style:font-name="思源黑體 Normal" officeooo:rsid="009f16b3" style:font-size-complex="14pt"/>
    </style:style>
    <style:style style:name="T33" style:family="text">
      <style:text-properties style:font-name="思源黑體 Normal" officeooo:rsid="009fc4ec" style:font-size-complex="14pt"/>
    </style:style>
    <style:style style:name="T34" style:family="text">
      <style:text-properties style:font-name="思源黑體 Normal" officeooo:rsid="00a0b80a" style:font-size-complex="14pt"/>
    </style:style>
    <style:style style:name="T35" style:family="text">
      <style:text-properties style:font-name="思源黑體 Normal" officeooo:rsid="00a1f249" style:font-size-complex="14pt"/>
    </style:style>
    <style:style style:name="T36" style:family="text">
      <style:text-properties style:font-name="思源黑體 Normal" officeooo:rsid="00a23628" style:font-size-complex="14pt"/>
    </style:style>
    <style:style style:name="T37" style:family="text">
      <style:text-properties style:font-name="思源黑體 Normal" officeooo:rsid="00a31ac7" style:font-size-complex="14pt"/>
    </style:style>
    <style:style style:name="T38" style:family="text">
      <style:text-properties style:font-name="思源黑體 Normal" officeooo:rsid="00a3f26b" style:font-size-complex="14pt"/>
    </style:style>
    <style:style style:name="T39" style:family="text">
      <style:text-properties style:font-name="思源黑體 Normal" officeooo:rsid="00a5e21c" style:font-size-complex="14pt"/>
    </style:style>
    <style:style style:name="T40" style:family="text">
      <style:text-properties style:font-name="思源黑體 Normal" officeooo:rsid="00a77770" style:font-size-complex="14pt"/>
    </style:style>
    <style:style style:name="T41" style:family="text">
      <style:text-properties style:font-name="思源黑體 Normal" officeooo:rsid="00a95cb6" style:font-size-complex="14pt"/>
    </style:style>
    <style:style style:name="T42" style:family="text">
      <style:text-properties style:font-name="思源黑體 Normal" officeooo:rsid="00aaf0bb" style:font-size-complex="14pt"/>
    </style:style>
    <style:style style:name="T43" style:family="text">
      <style:text-properties style:font-name="思源黑體 Normal" officeooo:rsid="00abca78" style:font-size-complex="14pt"/>
    </style:style>
    <style:style style:name="T44" style:family="text">
      <style:text-properties style:font-name="思源黑體 Normal" officeooo:rsid="00ac3330" style:font-size-complex="14pt"/>
    </style:style>
    <style:style style:name="T45" style:family="text">
      <style:text-properties style:font-name="思源黑體 Normal" officeooo:rsid="00acc765" style:font-size-complex="14pt"/>
    </style:style>
    <style:style style:name="T46" style:family="text">
      <style:text-properties style:font-name="思源黑體 Normal" officeooo:rsid="00ad2f42" style:font-size-complex="14pt"/>
    </style:style>
    <style:style style:name="T47" style:family="text">
      <style:text-properties style:font-name="思源黑體 Normal" officeooo:rsid="00adc37b" style:font-size-complex="14pt"/>
    </style:style>
    <style:style style:name="T48" style:family="text">
      <style:text-properties style:font-name="思源黑體 Normal" officeooo:rsid="00afb257" style:font-size-complex="14pt"/>
    </style:style>
    <style:style style:name="T49" style:family="text">
      <style:text-properties style:font-name="思源黑體 Normal" officeooo:rsid="00b2a3f5" style:font-size-complex="14pt"/>
    </style:style>
    <style:style style:name="T50" style:family="text">
      <style:text-properties officeooo:rsid="001fdd52"/>
    </style:style>
    <style:style style:name="T51" style:family="text">
      <style:text-properties officeooo:rsid="00325725"/>
    </style:style>
    <style:style style:name="T52" style:family="text">
      <style:text-properties officeooo:rsid="0033203d"/>
    </style:style>
    <style:style style:name="T53" style:family="text">
      <style:text-properties officeooo:rsid="0049d8c1"/>
    </style:style>
    <style:style style:name="T54" style:family="text">
      <style:text-properties officeooo:rsid="0056c88b"/>
    </style:style>
    <style:style style:name="T55" style:family="text">
      <style:text-properties officeooo:rsid="00575439"/>
    </style:style>
    <style:style style:name="T56" style:family="text">
      <style:text-properties officeooo:rsid="005b6f33"/>
    </style:style>
    <style:style style:name="T57" style:family="text">
      <style:text-properties officeooo:rsid="005fe1da"/>
    </style:style>
    <style:style style:name="T58" style:family="text">
      <style:text-properties officeooo:rsid="006e584e"/>
    </style:style>
    <style:style style:name="T59" style:family="text">
      <style:text-properties officeooo:rsid="0083c9cd"/>
    </style:style>
    <style:style style:name="T60" style:family="text">
      <style:text-properties officeooo:rsid="00887162"/>
    </style:style>
    <style:style style:name="T61" style:family="text">
      <style:text-properties style:text-position="super 58%" style:font-name="思源黑體 Normal" officeooo:rsid="00a95cb6" style:font-size-complex="14pt"/>
    </style:style>
    <style:style style:name="T62" style:family="text">
      <style:text-properties style:text-position="super 58%" style:font-name="思源黑體 Normal" officeooo:rsid="00ac3330" style:font-size-complex="14pt"/>
    </style:style>
    <style:style style:name="T63" style:family="text">
      <style:text-properties style:font-name="Monaco" fo:font-size="10pt" fo:font-weight="bold" style:font-size-asian="10pt" style:font-weight-asian="bold" style:font-size-complex="10pt" style:font-weight-complex="bold"/>
    </style:style>
    <style:style style:name="T64" style:family="text">
      <style:text-properties style:font-name="Monaco"/>
    </style:style>
    <style:style style:name="T65" style:family="text">
      <style:text-properties style:font-name="Monaco" fo:font-size="10pt" style:font-size-asian="10pt" style:font-size-complex="10pt"/>
    </style:style>
    <style:style style:name="T66" style:family="text">
      <style:text-properties style:font-name="Monaco" fo:font-size="8pt" style:font-size-asian="8pt" style:font-size-complex="8pt"/>
    </style:style>
    <style:style style:name="T67" style:family="text">
      <style:text-properties style:font-name="Monaco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Monaco" fo:font-size="12pt" style:font-size-asian="12pt" style:font-size-complex="12pt"/>
    </style:style>
    <style:style style:name="T69" style:family="text">
      <style:text-properties fo:color="#ff3333" style:font-name="Monaco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思源黑體 Medium" fo:font-size="12pt" style:font-size-asian="12pt" style:font-size-complex="12pt"/>
    </style:style>
    <style:style style:name="T71" style:family="text">
      <style:text-properties style:font-name="思源黑體 Medium" fo:font-size="18pt" style:font-size-asian="18pt" style:font-size-complex="18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83caff" draw:fill="solid" draw:fill-color="#ccff99" draw:textarea-horizontal-align="center" draw:textarea-vertical-align="middle" style:run-through="foreground"/>
    </style:style>
    <style:style style:name="gr4" style:family="graphic">
      <style:graphic-properties draw:stroke="none" svg:stroke-color="#000000" draw:fill="solid" draw:fill-color="#ccff99" fo:min-height="0.612cm" style:run-through="foreground"/>
    </style:style>
    <style:style style:name="gr5" style:family="graphic">
      <style:graphic-properties draw:fill-color="#99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marker-end="線條箭頭_20_4" draw:marker-end-width="0.199cm" draw:textarea-horizontal-align="center" draw:textarea-vertical-align="middle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473cm" style:run-through="foreground"/>
    </style:style>
    <style:style style:name="gr1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線條箭頭_20_4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線條箭頭_20_4" draw:marker-start-width="0.199cm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Symmetric_20_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944cm" style:run-through="foreground"/>
    </style:style>
    <style:style style:name="gr18" style:family="graphic">
      <style:graphic-properties draw:stroke="none" svg:stroke-color="#000000" draw:fill="none" draw:fill-color="#ffffff" fo:min-height="1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12cm" style:run-through="foreground"/>
    </style:style>
    <style:style style:name="gr20" style:family="graphic">
      <style:graphic-properties svg:stroke-color="#83caff" draw:fill="none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2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線條箭頭_20_4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fill-color="#99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solid" draw:fill-color="#e9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Fine_20_Dashed" draw:fill="solid" draw:fill-color="#99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Fine_20_Dashed" draw:marker-end="線條箭頭_20_4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6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-dash="Fine_20_Dashed" draw:marker-end="線條箭頭_20_4" draw:marker-end-width="0.199cm" draw:textarea-horizontal-align="center" draw:textarea-vertical-align="middle" style:run-through="foreground"/>
    </style:style>
    <style:style style:name="gr30" style:family="graphic">
      <style:graphic-properties draw:stroke-dash="Fine_20_Dashed" draw:textarea-horizontal-align="center" draw:textarea-vertical-align="middle" style:run-through="foreground"/>
    </style:style>
    <style:style style:name="gr31" style:family="graphic">
      <style:graphic-properties draw:stroke="none" draw:stroke-dash="Fine_20_Dashed" svg:stroke-color="#000000" draw:fill="none" draw:fill-color="#ffffff" fo:min-height="0.944cm" style:run-through="foreground"/>
    </style:style>
    <style:style style:name="gr32" style:family="graphic">
      <style:graphic-properties draw:stroke="none" svg:stroke-color="#000000" draw:fill="none" draw:fill-color="#ffffff" fo:min-height="0.94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stroke-dash="Fine_20_Dashed" svg:stroke-color="#000000" draw:fill="none" draw:fill-color="#ffffff" fo:min-height="0.473cm" style:run-through="foreground"/>
    </style:style>
    <style:style style:name="gr36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draw:stroke-dash="Fine_20_Dashed" svg:stroke-width="0.101cm" draw:marker-start-width="0.503cm" draw:marker-end="線條箭頭_20_4" draw:marker-end-width="0.349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dash" draw:stroke-dash="Fine_20_Dashed" svg:stroke-width="0cm" draw:marker-start-width="0.353cm" draw:marker-end="線條箭頭_20_4" draw:marker-end-width="0.199cm" draw:textarea-horizontal-align="center" draw:textarea-vertical-align="middle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dash" draw:stroke-dash="Fine_20_Dashed" draw:marker-end="線條箭頭_20_6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dash" draw:stroke-dash="Fine_20_Dashed" draw:marker-end="Symmetric_20_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9">ADT</text:span> Performance Study Report</text:p>
      <text:p text:style-name="Standard">化學二B03203004 潘廣霖</text:p>
      <text:p text:style-name="P1"/>
      <text:p text:style-name="P2">資料結構的實作</text:p>
      <text:h text:style-name="Heading_20_2" text:outline-level="2">Double-Linked List</text:h>
      <text:p text:style-name="P5">建立一連串物件，ADT紀錄最前面物件的指標(<text:span text:style-name="mono">_head</text:span>)，每個物件紀錄兩個指標<text:span text:style-name="T50">，分別指向</text:span>前一個元素(<text:span text:style-name="mono">_prev</text:span>)與後一個元素(<text:span text:style-name="mono">_next</text:span><text:span text:style-name="T3">)。</text:span><text:span text:style-name="mono">_head</text:span><text:span text:style-name="T3">是個dummy node，它的下一項才是整個list的第一項，為了維護方便，將整個linked list設計成環狀的，最後一項的下一項指向</text:span><text:span text:style-name="mono">_head</text:span><text:span text:style-name="T2">，</text:span><text:span text:style-name="mono">_head</text:span><text:span text:style-name="T4">的前一項指向最後一項，如此一來頭尾相連</text:span><text:span text:style-name="T5">，如下圖</text:span><text:span text:style-name="T4">。便於做雙向走訪</text:span><text:span text:style-name="T7">、在任意兩項間插入或刪除</text:span><text:span text:style-name="T11">(直接改動指標即可)，</text:span><text:span text:style-name="T4">但</text:span><text:span text:style-name="T16">只能做循序走訪，</text:span><text:span text:style-name="T4">無法隨機走訪，排序時使用氣泡排序</text:span><text:span text:style-name="T8">(bubble sort)。</text:span></text:p>
      <text:p text:style-name="P12"/>
      <text:p text:style-name="P12"><draw:frame text:anchor-type="paragraph" draw:z-index="5" draw:style-name="gr11" draw:text-style-name="P38" svg:width="2.117cm" svg:height="0.567cm" svg:x="0.446cm" svg:y="-0.076cm"><draw:text-box><text:p><text:span text:style-name="T64">DList&lt;T&gt;</text:span></text:p></draw:text-box></draw:frame><draw:frame text:anchor-type="paragraph" draw:z-index="6" draw:style-name="gr11" draw:text-style-name="P38" svg:width="3.07cm" svg:height="0.567cm" svg:x="3.171cm" svg:y="0.162cm"><draw:text-box><text:p><text:span text:style-name="T64">DListNode&lt;T&gt;</text:span></text:p></draw:text-box></draw:frame></text:p>
      <text:p text:style-name="P12"><draw:rect text:anchor-type="paragraph" draw:z-index="3" draw:style-name="gr6" draw:text-style-name="P36" svg:width="1.932cm" svg:height="1.8cm" svg:x="3.649cm" svg:y="0.03cm"><text:p text:style-name="P31"><text:span text:style-name="T65"><text:s text:c="4"/></text:span><text:span text:style-name="T66">_next</text:span></text:p><text:p text:style-name="P31"><text:span text:style-name="T67">(dummy)</text:span></text:p><text:p text:style-name="P31"><text:span text:style-name="T66">_prev</text:span><text:span text:style-name="T65"> <text:s text:c="3"/></text:span></text:p></draw:rect><draw:rect text:anchor-type="paragraph" draw:z-index="2" draw:style-name="gr5" draw:text-style-name="P35" svg:width="2.885cm" svg:height="2.647cm" svg:x="0.023cm" svg:y="-0.307cm"><text:p/></draw:rect><draw:rect text:anchor-type="paragraph" draw:z-index="7" draw:style-name="gr6" draw:text-style-name="P36" svg:width="1.932cm" svg:height="1.8cm" svg:x="6.505cm" svg:y="0.03cm"><text:p text:style-name="P31"><text:span text:style-name="T65"><text:s text:c="4"/></text:span><text:span text:style-name="T66">_next</text:span></text:p><text:p text:style-name="P31"><text:span text:style-name="T63">[0]</text:span></text:p><text:p text:style-name="P31"><text:span text:style-name="T66">_prev</text:span><text:span text:style-name="T65"> <text:s text:c="3"/></text:span></text:p></draw:rect><draw:polyline text:anchor-type="paragraph" draw:z-index="8" draw:style-name="gr12" draw:text-style-name="P31" svg:width="1.456cm" svg:height="0.512cm" svg:x="5.417cm" svg:y="0.506cm" svg:viewBox="0 0 1457 513" draw:points="0,0 553,0 553,513 1457,513"><text:p/></draw:polyline><draw:polyline text:anchor-type="paragraph" draw:z-index="10" draw:style-name="gr12" draw:text-style-name="P31" svg:width="1.456cm" svg:height="0.512cm" svg:x="8.327cm" svg:y="0.506cm" svg:viewBox="0 0 1457 513" draw:points="0,0 553,0 553,513 1457,513"><text:p/></draw:polyline><draw:rect text:anchor-type="paragraph" draw:z-index="11" draw:style-name="gr6" draw:text-style-name="P36" svg:width="1.932cm" svg:height="1.8cm" svg:x="9.282cm" svg:y="0.03cm"><text:p text:style-name="P31"><text:span text:style-name="T65"><text:s text:c="4"/></text:span><text:span text:style-name="T66">_next</text:span></text:p><text:p text:style-name="P31"><text:span text:style-name="T63">[1]</text:span></text:p><text:p text:style-name="P31"><text:span text:style-name="T66">_prev</text:span><text:span text:style-name="T65"> <text:s text:c="3"/></text:span></text:p></draw:rect><draw:polyline text:anchor-type="paragraph" draw:z-index="13" draw:style-name="gr12" draw:text-style-name="P31" svg:width="1.456cm" svg:height="0.512cm" svg:x="11.09cm" svg:y="0.506cm" svg:viewBox="0 0 1457 513" draw:points="0,0 553,0 553,513 1457,513"><text:p/></draw:polyline><draw:rect text:anchor-type="paragraph" draw:z-index="14" draw:style-name="gr6" draw:text-style-name="P36" svg:width="1.932cm" svg:height="1.8cm" svg:x="14.903cm" svg:y="0.03cm"><text:p text:style-name="P31"><text:span text:style-name="T65"><text:s text:c="4"/></text:span><text:span text:style-name="T66">_next</text:span></text:p><text:p text:style-name="P31"><text:span text:style-name="T63">[n-1]</text:span></text:p><text:p text:style-name="P31"><text:span text:style-name="T66">_prev</text:span><text:span text:style-name="T65"> <text:s text:c="3"/></text:span></text:p></draw:rect><draw:polyline text:anchor-type="paragraph" draw:z-index="17" draw:style-name="gr15" draw:text-style-name="P31" svg:width="12.761cm" svg:height="1.953cm" svg:x="4.736cm" svg:y="0.49cm" svg:viewBox="0 0 12762 1954" draw:points="11993,0 12762,0 12762,1954 0,1954 0,672"><text:p/></draw:polyline></text:p>
      <text:p text:style-name="P12"><draw:g text:anchor-type="paragraph" draw:z-index="4" draw:style-name="gr2"><draw:g draw:style-name="gr7"><draw:line draw:style-name="gr8" draw:text-style-name="P31" svg:x1="2.034cm" svg:y1="-0.088cm" svg:x2="3.78cm" svg:y2="-0.088cm"><text:p/></draw:line><draw:circle draw:style-name="gr9" draw:text-style-name="P31" svg:width="0.451cm" svg:height="0.451cm" svg:x="1.614cm" svg:y="-0.319cm"><text:p/></draw:circle></draw:g><draw:frame draw:style-name="gr10" draw:text-style-name="P37" svg:width="1.297cm" svg:height="0.473cm" svg:x="1.081cm" svg:y="0.36cm"><draw:text-box><text:p text:style-name="P31"><text:span text:style-name="T65">_head</text:span></text:p></draw:text-box></draw:frame></draw:g><draw:polyline text:anchor-type="paragraph" draw:z-index="9" draw:style-name="gr13" draw:text-style-name="P31" svg:width="1.202cm" svg:height="0.512cm" svg:x="5.417cm" svg:y="0.021cm" svg:viewBox="0 0 1203 513" draw:points="0,0 456,0 456,513 1203,513"><text:p/></draw:polyline><draw:polyline text:anchor-type="paragraph" draw:z-index="12" draw:style-name="gr13" draw:text-style-name="P31" svg:width="1.202cm" svg:height="0.512cm" svg:x="8.179cm" svg:y="0.021cm" svg:viewBox="0 0 1203 513" draw:points="0,0 456,0 456,513 1203,513"><text:p/></draw:polyline><draw:frame text:anchor-type="paragraph" draw:z-index="15" draw:style-name="gr14" draw:text-style-name="P38" svg:width="0.795cm" svg:height="0.613cm" svg:x="12.795cm" svg:y="-0.344cm"><draw:text-box><text:p><text:span text:style-name="T64">...</text:span></text:p></draw:text-box></draw:frame><draw:polyline text:anchor-type="paragraph" draw:z-index="16" draw:style-name="gr13" draw:text-style-name="P31" svg:width="1.202cm" svg:height="0.512cm" svg:x="13.753cm" svg:y="0.021cm" svg:viewBox="0 0 1203 513" draw:points="0,0 456,0 456,513 1203,513"><text:p/></draw:polyline><draw:polyline text:anchor-type="paragraph" draw:z-index="18" draw:style-name="gr15" draw:text-style-name="P31" svg:width="12.891cm" svg:height="1.629cm" draw:transform="rotate (-3.14159265358979) translate (16.1378194444444cm 1.89970833333333cm)" svg:viewBox="0 0 12892 1630" draw:points="12391,1455 12892,1455 12892,0 0,0 0,1630"><text:p/></draw:polylin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2"><text:soft-page-break/>Dynamic <text:span text:style-name="T1">Array</text:span></text:h>
      <text:p text:style-name="Text_20_body"><text:span text:style-name="T51">ADT於執行時期</text:span>動態宣告一段連續的記憶體<text:span text:style-name="T51">，存放指向物件的指標，紀錄其開頭指標(</text:span><text:span text:style-name="mono">_</text:span><text:span text:style-name="mono"><text:span text:style-name="T53">data</text:span></text:span><text:span text:style-name="T51">)、資料長度(</text:span><text:span text:style-name="mono">_size</text:span><text:span text:style-name="T51">)、容量(表示這個array最多可以存放的物件數，也就是動態宣告時的長度</text:span><text:span text:style-name="mono">_capacity</text:span><text:span text:style-name="mono"><text:span text:style-name="T52">，起始為</text:span></text:span><text:span text:style-name="mono"><text:span text:style-name="T6">1</text:span></text:span><text:span text:style-name="T51">)。</text:span></text:p>
      <text:p text:style-name="P4">新增物件時<text:span text:style-name="T52">，</text:span>直接將物件開在<text:span text:style-name="T52">array的最後面，若 </text:span><text:span text:style-name="mono">_size</text:span>即將超過其 <text:span text:style-name="mono">_capacity</text:span><text:span text:style-name="T52">，則重新建立一個容量為本來兩倍的array，將原內容複製進去，再將本來的array釋放掉，換成這個，如下圖所示。刪除物件時，將後面所有元素向前挪一格，因此刪除所花時間跟物件與陣列尾部的距離成正比。排序時直接呼叫</text:span><text:span text:style-name="mono">std::sort</text:span><text:span text:style-name="T52">。</text:span></text:p>
      <text:p text:style-name="P3"/>
      <text:p text:style-name="Text_20_body"><draw:frame text:anchor-type="paragraph" draw:z-index="29" draw:style-name="gr21" draw:text-style-name="P42" svg:width="1.826cm" svg:height="0.625cm" svg:x="3.725cm" svg:y="0.579cm"><draw:text-box><text:p text:style-name="P31"><text:span text:style-name="T68">_data[]</text:span></text:p></draw:text-box></draw:frame><draw:frame text:anchor-type="paragraph" draw:z-index="25" draw:style-name="gr11" draw:text-style-name="P38" svg:width="2.117cm" svg:height="0.567cm" svg:x="0.446cm" svg:y="0.018cm"><draw:text-box><text:p><text:span text:style-name="T64">Array&lt;T&gt;</text:span></text:p></draw:text-box></draw:frame></text:p>
      <text:p text:style-name="P3"><draw:g text:anchor-type="paragraph" draw:z-index="27" draw:style-name="gr2"><draw:frame draw:style-name="gr19" draw:text-style-name="P38" svg:width="0.795cm" svg:height="0.613cm" svg:x="13.744cm" svg:y="1.009cm"><draw:text-box><text:p><text:span text:style-name="T64">...</text:span></text:p></draw:text-box></draw:frame><draw:rect draw:style-name="gr20" draw:text-style-name="P41" svg:width="1.83cm" svg:height="1.8cm" svg:x="13.204cm" svg:y="0.457cm"><text:p/></draw:rect></draw:g><draw:rect text:anchor-type="paragraph" draw:z-index="19" draw:style-name="gr16" draw:text-style-name="P39" svg:width="1.932cm" svg:height="1.8cm" svg:x="3.649cm" svg:y="0.457cm"><text:p text:style-name="P31"><text:span text:style-name="T63">[0]</text:span></text:p></draw:rect><draw:rect text:anchor-type="paragraph" draw:z-index="22" draw:style-name="gr16" draw:text-style-name="P39" svg:width="1.932cm" svg:height="1.8cm" svg:x="5.581cm" svg:y="0.457cm"><text:p text:style-name="P31"><text:span text:style-name="T63">[1]</text:span></text:p></draw:rect><draw:rect text:anchor-type="paragraph" draw:z-index="23" draw:style-name="gr16" draw:text-style-name="P39" svg:width="1.932cm" svg:height="1.8cm" svg:x="7.512cm" svg:y="0.457cm"><text:p text:style-name="P31"><text:span text:style-name="T63">[2]</text:span></text:p></draw:rect><draw:rect text:anchor-type="paragraph" draw:z-index="24" draw:style-name="gr16" draw:text-style-name="P39" svg:width="1.932cm" svg:height="1.8cm" svg:x="11.273cm" svg:y="0.457cm"><text:p text:style-name="P31"><text:span text:style-name="T63">[n-1]</text:span></text:p></draw:rect><draw:frame text:anchor-type="paragraph" draw:z-index="26" draw:style-name="gr18" draw:text-style-name="P40" svg:width="2.403cm" svg:height="1.08cm" svg:x="0.332cm" svg:y="-0.129cm"><draw:text-box><text:p><text:span text:style-name="T65">_size=n</text:span></text:p><text:p><text:span text:style-name="T65">_capacity=k</text:span></text:p></draw:text-box></draw:frame><draw:rect text:anchor-type="paragraph" draw:z-index="28" draw:style-name="gr6" draw:text-style-name="P41" svg:width="1.932cm" svg:height="1.8cm" svg:x="15.034cm" svg:y="0.457cm"><text:p text:style-name="P31"><text:span text:style-name="T63">[k-1]</text:span></text:p></draw:rect><draw:rect text:anchor-type="paragraph" draw:z-index="20" draw:style-name="gr5" draw:text-style-name="P35" svg:width="2.885cm" svg:height="2.647cm" svg:x="0.023cm" svg:y="-0.203cm"><text:p/></draw:rect></text:p>
      <text:p text:style-name="Text_20_body"><draw:g text:anchor-type="paragraph" draw:z-index="1" draw:style-name="gr2"><draw:rect draw:style-name="gr3" draw:text-style-name="P33" svg:width="1.83cm" svg:height="1.8cm" svg:x="9.444cm" svg:y="-0.542cm"><text:p/></draw:rect><draw:frame draw:style-name="gr4" draw:text-style-name="P34" svg:width="0.795cm" svg:height="0.613cm" svg:x="9.984cm" svg:y="0.01cm"><draw:text-box><text:p><text:span text:style-name="T64">...</text:span></text:p></draw:text-box></draw:frame></draw:g><draw:g text:anchor-type="paragraph" draw:z-index="21" draw:style-name="gr2"><draw:g draw:style-name="gr7"><draw:line draw:style-name="gr8" draw:text-style-name="P31" svg:x1="2.034cm" svg:y1="0.337cm" svg:x2="3.78cm" svg:y2="0.337cm"><text:p/></draw:line><draw:circle draw:style-name="gr9" draw:text-style-name="P31" svg:width="0.451cm" svg:height="0.451cm" svg:x="1.614cm" svg:y="0.106cm"><text:p/></draw:circle></draw:g><draw:frame draw:style-name="gr17" draw:text-style-name="P37" svg:width="1.826cm" svg:height="0.944cm" svg:x="1.081cm" svg:y="0.785cm"><draw:text-box><text:p text:style-name="P31"><text:span text:style-name="T65">_data[]</text:span></text:p></draw:text-box></draw:frame></draw:g></text:p>
      <text:p text:style-name="Text_20_body"><draw:line text:anchor-type="paragraph" draw:z-index="35" draw:style-name="gr23" draw:text-style-name="P31" svg:x1="8.509cm" svg:y1="-0.326cm" svg:x2="8.509cm" svg:y2="0.905cm"><text:p/></draw:line><draw:line text:anchor-type="paragraph" draw:z-index="37" draw:style-name="gr23" draw:text-style-name="P31" svg:x1="12.331cm" svg:y1="-0.326cm" svg:x2="12.331cm" svg:y2="0.905cm"><text:p/></draw:line><draw:rect text:anchor-type="paragraph" draw:z-index="34" draw:style-name="gr24" draw:text-style-name="P43" svg:width="1.191cm" svg:height="1.11cm" svg:x="7.929cm" svg:y="0.587cm"><text:p text:style-name="P31"><text:span text:style-name="T63">T</text:span></text:p></draw:rect><draw:rect text:anchor-type="paragraph" draw:z-index="36" draw:style-name="gr24" draw:text-style-name="P43" svg:width="1.191cm" svg:height="1.11cm" svg:x="11.751cm" svg:y="0.587cm"><text:p text:style-name="P31"><text:span text:style-name="T63">T</text:span></text:p></draw:rect></text:p>
      <text:p text:style-name="Text_20_body"><draw:rect text:anchor-type="paragraph" draw:z-index="30" draw:style-name="gr22" draw:text-style-name="P43" svg:width="1.191cm" svg:height="1.11cm" svg:x="4.062cm" svg:y="-0.411cm"><text:p text:style-name="P31"><text:span text:style-name="T63">T</text:span></text:p></draw:rect><draw:line text:anchor-type="paragraph" draw:z-index="31" draw:style-name="gr23" draw:text-style-name="P31" svg:x1="4.643cm" svg:y1="-1.337cm" svg:x2="4.643cm" svg:y2="-0.106cm"><text:p/></draw:line><draw:rect text:anchor-type="paragraph" draw:z-index="32" draw:style-name="gr22" draw:text-style-name="P43" svg:width="1.191cm" svg:height="1.11cm" svg:x="5.914cm" svg:y="-0.411cm"><text:p text:style-name="P31"><text:span text:style-name="T63">T</text:span></text:p></draw:rect><draw:line text:anchor-type="paragraph" draw:z-index="33" draw:style-name="gr23" draw:text-style-name="P31" svg:x1="6.495cm" svg:y1="-1.325cm" svg:x2="6.495cm" svg:y2="-0.094cm"><text:p/></draw:line><draw:frame text:anchor-type="paragraph" draw:z-index="38" draw:style-name="gr14" draw:text-style-name="P38" svg:width="0.795cm" svg:height="0.613cm" svg:x="9.982cm" svg:y="-0.259cm"><draw:text-box><text:p><text:span text:style-name="T64">...</text:span></text:p></draw:text-box></draw:frame></text:p>
      <text:p text:style-name="Text_20_body"/>
      <text:p text:style-name="Text_20_body"><draw:frame text:anchor-type="paragraph" draw:z-index="57" draw:style-name="gr28" draw:text-style-name="P45" svg:width="1.826cm" svg:height="0.63cm" svg:x="10.46cm" svg:y="0.601cm"><draw:text-box><text:p text:style-name="P31"><text:span text:style-name="T70">(</text:span><text:span text:style-name="T70">新增</text:span><text:span text:style-name="T70">)</text:span></text:p></draw:text-box></draw:frame><draw:rect text:anchor-type="paragraph" draw:z-index="39" draw:style-name="gr25" draw:text-style-name="P44" svg:width="2.885cm" svg:height="2.647cm" svg:x="0.023cm" svg:y="-0.205cm"><text:p/></draw:rect><draw:rect text:anchor-type="paragraph" draw:z-index="40" draw:style-name="gr26" draw:text-style-name="P39" svg:width="1.932cm" svg:height="1.8cm" svg:x="3.649cm" svg:y="0.155cm"><text:p text:style-name="P31"><text:span text:style-name="T63">[0]</text:span></text:p></draw:rect><draw:rect text:anchor-type="paragraph" draw:z-index="41" draw:style-name="gr26" draw:text-style-name="P39" svg:width="1.932cm" svg:height="1.8cm" svg:x="5.581cm" svg:y="0.155cm"><text:p text:style-name="P31"><text:span text:style-name="T63">[1]</text:span></text:p></draw:rect><draw:frame text:anchor-type="paragraph" draw:z-index="46" draw:style-name="gr18" draw:text-style-name="P40" svg:width="2.403cm" svg:height="1.08cm" svg:x="0.332cm" svg:y="-0.021cm"><draw:text-box><text:p><text:span text:style-name="T65">_size=2</text:span></text:p><text:p><text:span text:style-name="T65">_capacity=2</text:span></text:p></draw:text-box></draw:frame></text:p>
      <text:p text:style-name="Text_20_body"><draw:g text:anchor-type="paragraph" draw:z-index="58" draw:style-name="gr2"><draw:g draw:style-name="gr7"><draw:line draw:style-name="gr29" draw:text-style-name="P31" svg:x1="2.034cm" svg:y1="0.18cm" svg:x2="3.78cm" svg:y2="0.18cm"><text:p/></draw:line><draw:circle draw:style-name="gr30" draw:text-style-name="P31" svg:width="0.451cm" svg:height="0.451cm" svg:x="1.614cm" svg:y="-0.051cm"><text:p/></draw:circle></draw:g><draw:frame draw:style-name="gr31" draw:text-style-name="P37" svg:width="1.826cm" svg:height="0.944cm" svg:x="1.081cm" svg:y="0.628cm"><draw:text-box><text:p text:style-name="P31"><text:span text:style-name="T65">_data[]</text:span></text:p></draw:text-box></draw:frame></draw:g><draw:rect text:anchor-type="paragraph" draw:z-index="42" draw:style-name="gr22" draw:text-style-name="P43" svg:width="1.191cm" svg:height="1.11cm" svg:x="4.039cm" svg:y="1.489cm"><text:p text:style-name="P31"><text:span text:style-name="T63">T</text:span></text:p></draw:rect><draw:line text:anchor-type="paragraph" draw:z-index="43" draw:style-name="gr27" draw:text-style-name="P31" svg:x1="4.62cm" svg:y1="0.563cm" svg:x2="4.62cm" svg:y2="1.794cm"><text:p/></draw:line><draw:rect text:anchor-type="paragraph" draw:z-index="44" draw:style-name="gr22" draw:text-style-name="P43" svg:width="1.191cm" svg:height="1.11cm" svg:x="5.891cm" svg:y="1.489cm"><text:p text:style-name="P31"><text:span text:style-name="T63">T</text:span></text:p></draw:rect><draw:line text:anchor-type="paragraph" draw:z-index="45" draw:style-name="gr27" draw:text-style-name="P31" svg:x1="6.472cm" svg:y1="0.575cm" svg:x2="6.472cm" svg:y2="1.806cm"><text:p/></draw:line></text:p>
      <text:p text:style-name="Text_20_body"><draw:rect text:anchor-type="paragraph" draw:z-index="55" draw:style-name="gr22" draw:text-style-name="P43" svg:width="1.191cm" svg:height="1.11cm" svg:x="10.412cm" svg:y="-0.363cm"><text:p text:style-name="P31"><text:span text:style-name="T63">T</text:span></text:p></draw:rect><draw:line text:anchor-type="paragraph" draw:z-index="56" draw:style-name="gr23" draw:text-style-name="P31" svg:x1="8.468cm" svg:y1="2.826cm" svg:x2="10.925cm" svg:y2="0.443cm"><text:p/></draw:line></text:p>
      <text:p text:style-name="Text_20_body"><draw:line text:anchor-type="paragraph" draw:z-index="53" draw:style-name="gr23" draw:text-style-name="P31" svg:x1="4.643cm" svg:y1="1.682cm" svg:x2="4.643cm" svg:y2="0.243cm"><text:p/></draw:line><draw:line text:anchor-type="paragraph" draw:z-index="54" draw:style-name="gr23" draw:text-style-name="P31" svg:x1="6.472cm" svg:y1="1.682cm" svg:x2="6.472cm" svg:y2="0.243cm"><text:p/></draw:line><draw:frame text:anchor-type="paragraph" draw:z-index="60" draw:style-name="gr32" draw:text-style-name="P46" svg:width="1.826cm" svg:height="0.943cm" svg:x="0.646cm" svg:y="-0.231cm"><draw:text-box><text:p text:style-name="P31"><text:span text:style-name="T71">↓</text:span></text:p></draw:text-box></draw:frame></text:p>
      <text:p text:style-name="Text_20_body"><draw:rect text:anchor-type="paragraph" draw:z-index="49" draw:style-name="gr16" draw:text-style-name="P39" svg:width="1.932cm" svg:height="1.8cm" svg:x="3.649cm" svg:y="0.443cm"><text:p text:style-name="P31"><text:span text:style-name="T63">[0]</text:span></text:p></draw:rect><draw:rect text:anchor-type="paragraph" draw:z-index="50" draw:style-name="gr16" draw:text-style-name="P39" svg:width="1.932cm" svg:height="1.8cm" svg:x="5.581cm" svg:y="0.443cm"><text:p text:style-name="P31"><text:span text:style-name="T63">[1]</text:span></text:p></draw:rect><draw:rect text:anchor-type="paragraph" draw:z-index="51" draw:style-name="gr16" draw:text-style-name="P39" svg:width="1.932cm" svg:height="1.8cm" svg:x="7.512cm" svg:y="0.443cm"><text:p text:style-name="P31"><text:span text:style-name="T63">[2]</text:span></text:p></draw:rect><draw:rect text:anchor-type="paragraph" draw:z-index="52" draw:style-name="gr6" draw:text-style-name="P41" svg:width="1.932cm" svg:height="1.8cm" svg:x="9.444cm" svg:y="0.443cm"><text:p text:style-name="P31"><text:span text:style-name="T63">[3]</text:span></text:p></draw:rect><draw:rect text:anchor-type="paragraph" draw:z-index="47" draw:style-name="gr5" draw:text-style-name="P35" svg:width="2.885cm" svg:height="2.647cm" svg:x="0.023cm" svg:y="0.085cm"><text:p/></draw:rect><draw:frame text:anchor-type="paragraph" draw:z-index="48" draw:style-name="gr18" draw:text-style-name="P40" svg:width="2.403cm" svg:height="1.08cm" svg:x="0.332cm" svg:y="0.243cm"><draw:text-box><text:p><text:span text:style-name="T65">_size=</text:span><text:span text:style-name="T69">3</text:span></text:p><text:p><text:span text:style-name="T65">_capacity=</text:span><text:span text:style-name="T69">4</text:span></text:p></draw:text-box></draw:frame></text:p>
      <text:p text:style-name="Text_20_body"><draw:g text:anchor-type="paragraph" draw:z-index="59" draw:style-name="gr2"><draw:g draw:style-name="gr7"><draw:line draw:style-name="gr8" draw:text-style-name="P31" svg:x1="2.034cm" svg:y1="0.556cm" svg:x2="3.78cm" svg:y2="0.556cm"><text:p/></draw:line><draw:circle draw:style-name="gr9" draw:text-style-name="P31" svg:width="0.451cm" svg:height="0.451cm" svg:x="1.614cm" svg:y="0.325cm"><text:p/></draw:circle></draw:g><draw:frame draw:style-name="gr17" draw:text-style-name="P37" svg:width="1.826cm" svg:height="0.944cm" svg:x="1.081cm" svg:y="1.004cm"><draw:text-box><text:p text:style-name="P31"><text:span text:style-name="T65">_data[]</text:span></text:p></draw:text-box></draw:frame></draw:g></text:p>
      <text:p text:style-name="Text_20_body"/>
      <text:h text:style-name="P29" text:outline-level="2"><text:soft-page-break/></text:h>
      <text:h text:style-name="P29" text:outline-level="2">Binary Search Tree</text:h>
      <text:p text:style-name="P6"><text:span text:style-name="T56">主體為</text:span>一棵二元樹<text:span text:style-name="T54">，每個節點物件紀錄其左子節點(</text:span><text:span text:style-name="mono">_left</text:span><text:span text:style-name="T54">)和右子節點(</text:span><text:span text:style-name="mono">_right</text:span><text:span text:style-name="T54">)，保持其左子節點的資料恆小於等於本身、右子節點的資料恆大於等於本身，這樣設計可以使得中序(in-order)走訪的資料永遠保持排序的狀態。</text:span></text:p>
      <text:p text:style-name="P6"><text:span text:style-name="T54">因為看到老師沒用 </text:span><text:span text:style-name="mono">_parent</text:span><text:span text:style-name="mono"><text:span text:style-name="T55">，</text:span></text:span><text:span text:style-name="mono">也想要試著實作看看，於是做出了</text:span><text:span text:style-name="T55">threaded版本。左子樹或右子樹不存在的節點，分別將其指向中序走訪前一個、後一個節點，稱為線索(thread)，這樣可以加速前後走訪，而且插入、尋找不用遞迴，代價是多開了兩個flag值 <text:s/></text:span><text:span text:style-name="mono">_lthr</text:span><text:span text:style-name="T55">、 </text:span><text:span text:style-name="mono">_rthr</text:span><text:span text:style-name="T55">，來維護</text:span><text:span text:style-name="mono">_left和_right</text:span><text:span text:style-name="T55">這兩個</text:span><text:span text:style-name="mono">指標</text:span><text:span text:style-name="T55">是子節點(</text:span><text:span text:style-name="mono">false</text:span><text:span text:style-name="T55">)還是thread(</text:span><text:span text:style-name="mono">true</text:span><text:span text:style-name="T55">)，可以用bit-slicing將這兩個值併進指標裡消除這個overhead，但是來不及實作，目前只寫成幾個方法：</text:span><text:span text:style-name="mono">has</text:span><text:span text:style-name="mono"><text:span text:style-name="T57">(</text:span></text:span><text:span text:style-name="mono">Left</text:span><text:span text:style-name="mono"><text:span text:style-name="T57">|Right)</text:span></text:span><text:span text:style-name="mono">Child與</text:span><text:span text:style-name="mono"><text:span text:style-name="T57">set(Left|Right)Flag，保留實作空間。</text:span></text:span></text:p>
      <text:p text:style-name="P13"><text:span text:style-name="T55">仿造double-linked list的設計，</text:span><text:span text:style-name="mono">_head</text:span><text:span text:style-name="mono"><text:span text:style-name="T9">依然為</text:span></text:span><text:span text:style-name="mono"><text:span text:style-name="T10">dummy node，左子樹指向這棵樹的根</text:span></text:span><text:span text:style-name="mono"><text:span text:style-name="T13">節</text:span></text:span><text:span text:style-name="mono"><text:span text:style-name="T10">點</text:span></text:span><text:span text:style-name="mono"><text:span text:style-name="T12">，並且將中序走訪第一項的左線索和最後一項的右線索指向它。為了維持操作的一致性</text:span></text:span><text:span text:style-name="mono"><text:span text:style-name="T9">，</text:span></text:span><text:span text:style-name="mono">_head的左右</text:span><text:span text:style-name="mono"><text:span text:style-name="T54">節</text:span></text:span><text:span text:style-name="mono">點都設計成線索</text:span><text:span text:style-name="mono"><text:span text:style-name="T12">。</text:span></text:span><text:span text:style-name="mono"><text:span text:style-name="T13">線索會增加實作的困難</text:span></text:span><text:span text:style-name="mono"><text:span text:style-name="T14">，但是可以稍微加速前後走訪，因為不用遞迴，執行時不會有大量的stack。</text:span></text:span></text:p>
      <text:p text:style-name="P15">新增資料時從根<text:span text:style-name="T54">節</text:span>點出發<text:span text:style-name="T57">，向左或右移動直到樹葉為止，資料作為樹葉插入。刪除資料時，若為樹葉則直接刪除，若底下有一棵子樹直接替換，若底下有兩棵子樹，則將次大的節點(一定是葉子)換到這個位置上(因為太複雜所以直接用</text:span><text:span text:style-name="mono">T</text:span><text:span text:style-name="T57">的copy constructor寫，但效率上可能會變差)再遞迴呼叫刪除葉子。重複值的插入比較麻煩，採用的是一個性質：中序走訪的任意連續3個節點，必至少有1個是葉子，這樣可以保證若要插入的值已經存在時，這個節點與前後至少有一個位置可以插入，且不會影響到大小順序，因此只要依次嘗試即可。</text:span><text:span text:style-name="mono"><text:span text:style-name="T14">加</text:span></text:span><text:span text:style-name="mono"><text:span text:style-name="T15">線索對時間的overhead主要在刪除時的資料複製。</text:span></text:span></text:p>
      <text:p text:style-name="P14">總而言之<text:span text:style-name="T60">，採取這樣的作法，新增、走訪節點會比記 </text:span><text:span text:style-name="mono">_parent</text:span><text:span text:style-name="T60">的版本來得快，但刪除會相對慢很多。</text:span>(大量重複插入同樣的值可能會造成樹嚴重傾斜，想到可以加一個蹺蹺板static variable來決定遇到這種情況時該選左邊或右邊，並在選完之後flip它，但還未實作)</text:p>
      <text:p text:style-name="Text_20_body">不用排序，資料永遠都保持有序狀態<text:span text:style-name="T58">。</text:span></text:p>
      <text:p text:style-name="Text_20_body"/>
      <text:p text:style-name="Text_20_body"><draw:rect text:anchor-type="paragraph" draw:z-index="62" draw:style-name="gr5" draw:text-style-name="P35" svg:width="2.885cm" svg:height="2.647cm" svg:x="0.466cm" svg:y="0.289cm"><text:p/></draw:rect><draw:circle text:anchor-type="paragraph" draw:z-index="61" draw:style-name="gr33" draw:text-style-name="P47" svg:width="1.442cm" svg:height="1.442cm" svg:x="8.777cm" svg:y="0.425cm"><text:p text:style-name="P31"><text:span text:style-name="T66">(dummy)</text:span></text:p></draw:circle><draw:frame text:anchor-type="paragraph" draw:z-index="65" draw:style-name="gr36" draw:text-style-name="P38" svg:width="3.423cm" svg:height="0.569cm" svg:x="10.218cm" svg:y="0.256cm"><draw:text-box><text:p><text:span text:style-name="T64">BSTreeNode&lt;T&gt;</text:span></text:p></draw:text-box></draw:frame><text:soft-page-break/></text:p>
      <text:p text:style-name="Text_20_body"><draw:g text:anchor-type="paragraph" draw:z-index="64" draw:style-name="gr2"><draw:g draw:style-name="gr7"><draw:line draw:style-name="gr29" draw:text-style-name="P31" svg:x1="2.445cm" svg:y1="0.56cm" svg:x2="9.396cm" svg:y2="0.004cm"><text:p/></draw:line><draw:circle draw:style-name="gr30" draw:text-style-name="P31" svg:width="0.451cm" svg:height="0.451cm" svg:x="2.025cm" svg:y="0.33cm"><text:p/></draw:circle></draw:g><draw:frame draw:style-name="gr35" draw:text-style-name="P37" svg:width="1.826cm" svg:height="0.473cm" svg:x="1.492cm" svg:y="1.008cm"><draw:text-box><text:p text:style-name="P31"><text:span text:style-name="T65">_head</text:span></text:p></draw:text-box></draw:frame></draw:g><draw:line text:anchor-type="paragraph" draw:z-index="66" draw:style-name="gr27" draw:text-style-name="P31" svg:x1="9.19cm" svg:y1="0.448cm" svg:x2="7.721cm" svg:y2="1.124cm"><text:p/></draw:line><draw:polyline text:anchor-type="paragraph" draw:z-index="90" draw:style-name="gr40" draw:text-style-name="P31" svg:width="6.132cm" svg:height="3.637cm" draw:transform="skewX (8.3482311655094E-017) rotate (-0.785398163397449) translate (11.0719305555556cm -1.031875cm)" svg:viewBox="0 0 6133 3638" draw:points="5010,3638 6133,3638 6008,1974 1789,0 21,1351 0,1330"><text:p/></draw:polyline><draw:polyline text:anchor-type="paragraph" draw:z-index="91" draw:style-name="gr39" draw:text-style-name="P31" svg:width="6.131cm" svg:height="2.222cm" draw:transform="rotate (-2.33455240746762) translate (8.95526388888888cm 0.241652777777778cm)" svg:viewBox="0 0 6132 2223" draw:points="5155,1088 6132,1088 6090,2064 2822,2223 0,0"><text:p/></draw:polyline></text:p>
      <text:p text:style-name="Text_20_body"><draw:line text:anchor-type="paragraph" draw:z-index="80" draw:style-name="gr37" draw:text-style-name="P31" svg:x1="15.57cm" svg:y1="-0.228cm" svg:x2="14.101cm" svg:y2="0.448cm"><text:p/></draw:line><draw:circle text:anchor-type="paragraph" draw:z-index="0" draw:style-name="gr1" draw:text-style-name="P32" svg:width="1.442cm" svg:height="1.442cm" svg:x="6.634cm" svg:y="-0.369cm"><text:p text:style-name="P31"><text:span text:style-name="T63">[3]</text:span></text:p></draw:circle><draw:frame text:anchor-type="paragraph" draw:z-index="82" draw:style-name="gr36" draw:text-style-name="P38" svg:width="1.237cm" svg:height="0.569cm" svg:x="15.804cm" svg:y="-0.183cm"><draw:text-box><text:p><text:span text:style-name="T64">子節點</text:span></text:p></draw:text-box></draw:frame></text:p>
      <text:p text:style-name="Text_20_body"><draw:line text:anchor-type="paragraph" draw:z-index="73" draw:style-name="gr37" draw:text-style-name="P31" svg:x1="6.838cm" svg:y1="-0.256cm" svg:x2="5.369cm" svg:y2="0.42cm"><text:p/></draw:line><draw:line text:anchor-type="paragraph" draw:z-index="76" draw:style-name="gr37" draw:text-style-name="P31" svg:x1="7.751cm" svg:y1="-0.286cm" svg:x2="9.838cm" svg:y2="0.45cm"><text:p/></draw:line><draw:line text:anchor-type="paragraph" draw:z-index="81" draw:style-name="gr38" draw:text-style-name="P31" svg:x1="15.598cm" svg:y1="0.157cm" svg:x2="14.129cm" svg:y2="0.833cm"><text:p/></draw:line><draw:frame text:anchor-type="paragraph" draw:z-index="63" draw:style-name="gr34" draw:text-style-name="P38" svg:width="2.364cm" svg:height="0.627cm" svg:x="0.859cm" svg:y="0.231cm"><draw:text-box><text:p><text:span text:style-name="T64">BSTree&lt;T&gt;</text:span></text:p></draw:text-box></draw:frame><draw:circle text:anchor-type="paragraph" draw:z-index="67" draw:style-name="gr1" draw:text-style-name="P32" svg:width="1.442cm" svg:height="1.442cm" svg:x="4.195cm" svg:y="0.046cm"><text:p text:style-name="P31"><text:span text:style-name="T63">[1]</text:span></text:p></draw:circle><draw:circle text:anchor-type="paragraph" draw:z-index="68" draw:style-name="gr1" draw:text-style-name="P32" svg:width="1.442cm" svg:height="1.442cm" svg:x="9.366cm" svg:y="0.136cm"><text:p text:style-name="P31"><text:span text:style-name="T63">[5]</text:span></text:p></draw:circle><draw:circle text:anchor-type="paragraph" draw:z-index="79" draw:style-name="gr1" draw:text-style-name="P32" svg:width="1.442cm" svg:height="1.442cm" svg:x="4.195cm" svg:y="0.046cm"><text:p text:style-name="P31"><text:span text:style-name="T63">[0]</text:span></text:p></draw:circle><draw:frame text:anchor-type="paragraph" draw:z-index="83" draw:style-name="gr36" draw:text-style-name="P38" svg:width="1.237cm" svg:height="0.569cm" svg:x="15.774cm" svg:y="0.288cm"><draw:text-box><text:p><text:span text:style-name="T64">線索</text:span></text:p></draw:text-box></draw:frame><draw:polyline text:anchor-type="paragraph" draw:z-index="86" draw:style-name="gr40" draw:text-style-name="P31" svg:width="5.33cm" svg:height="1.783cm" draw:transform="rotate (-1.24913214565234) translate (7.39775000000001cm 0.0740833333333205cm)" svg:viewBox="0 0 5331 1784" draw:points="4327,1784 5164,1784 5331,1096 0,0"><text:p/></draw:polyline><draw:polyline text:anchor-type="paragraph" draw:z-index="87" draw:style-name="gr40" draw:text-style-name="P31" svg:width="2.774cm" svg:height="2.955cm" draw:transform="skewX (-0.0647517152489896) rotate (-2.32984001848723) translate (9.87894966946192cm 1.61145003591741cm)" svg:viewBox="0 0 2775 2956" draw:points="2239,0 2775,0 0,2956"><text:p/></draw:polyline></text:p>
      <text:p text:style-name="Text_20_body"><draw:line text:anchor-type="paragraph" draw:z-index="74" draw:style-name="gr37" draw:text-style-name="P31" svg:x1="9.719cm" svg:y1="0.363cm" svg:x2="8.809cm" svg:y2="1.185cm"><text:p/></draw:line><draw:line text:anchor-type="paragraph" draw:z-index="75" draw:style-name="gr37" draw:text-style-name="P31" svg:x1="10.426cm" svg:y1="0.422cm" svg:x2="11.336cm" svg:y2="1.246cm"><text:p/></draw:line><draw:line text:anchor-type="paragraph" draw:z-index="77" draw:style-name="gr37" draw:text-style-name="P31" svg:x1="5.046cm" svg:y1="0.215cm" svg:x2="5.603cm" svg:y2="1.039cm"><text:p/></draw:line><draw:polyline text:anchor-type="paragraph" draw:z-index="84" draw:style-name="gr39" draw:text-style-name="P31" svg:width="2.464cm" svg:height="1.887cm" draw:transform="skewX (-0.341037335839692) rotate (-2.68833064684687) translate (6.22374718348212cm 1.61894480550489cm)" svg:viewBox="0 0 2465 1888" draw:points="689,0 1967,0 2465,531 0,1888"><text:p/></draw:polyline><draw:polyline text:anchor-type="paragraph" draw:z-index="88" draw:style-name="gr40" draw:text-style-name="P31" svg:width="1.507cm" svg:height="1.766cm" draw:transform="rotate (-1.04143796466502) translate (9.985375cm 0.578555555555556cm)" svg:viewBox="0 0 1508 1767" draw:points="691,1767 1508,1767 0,0"><text:p/></draw:polyline><draw:polyline text:anchor-type="paragraph" draw:z-index="89" draw:style-name="gr40" draw:text-style-name="P31" svg:width="1.38cm" svg:height="2.235cm" draw:transform="rotate (-2.40872890067737) translate (11.6276105847973cm 1.95820717603407cm)" svg:viewBox="0 0 1381 2236" draw:points="195,0 1381,0 0,2236"><text:p/></draw:polyline></text:p>
      <text:p text:style-name="P16"><draw:circle text:anchor-type="paragraph" draw:z-index="69" draw:style-name="gr1" draw:text-style-name="P32" svg:width="1.442cm" svg:height="1.442cm" svg:x="10.807cm" svg:y="-0.037cm"><text:p text:style-name="P31"><text:span text:style-name="T63">[6]</text:span></text:p></draw:circle><draw:circle text:anchor-type="paragraph" draw:z-index="70" draw:style-name="gr1" draw:text-style-name="P32" svg:width="1.442cm" svg:height="1.442cm" svg:x="5.251cm" svg:y="-0.185cm"><text:p text:style-name="P31"><text:span text:style-name="T63">[1]</text:span></text:p></draw:circle><draw:circle text:anchor-type="paragraph" draw:z-index="72" draw:style-name="gr1" draw:text-style-name="P32" svg:width="1.442cm" svg:height="1.442cm" svg:x="7.811cm" svg:y="-0.185cm"><text:p text:style-name="P31"><text:span text:style-name="T63">[4]</text:span></text:p></draw:circle></text:p>
      <text:p text:style-name="P17"><draw:line text:anchor-type="paragraph" draw:z-index="78" draw:style-name="gr37" draw:text-style-name="P31" svg:x1="6.193cm" svg:y1="0.041cm" svg:x2="6.692cm" svg:y2="0.748cm"><text:p/></draw:line><draw:circle text:anchor-type="paragraph" draw:z-index="71" draw:style-name="gr1" draw:text-style-name="P32" svg:width="1.442cm" svg:height="1.442cm" svg:x="6.193cm" svg:y="0.522cm"><text:p text:style-name="P31"><text:span text:style-name="T63">[2]</text:span></text:p></draw:circle><draw:polyline text:anchor-type="paragraph" draw:z-index="85" draw:style-name="gr40" draw:text-style-name="P31" svg:width="2.05cm" svg:height="1.586cm" draw:transform="rotate (-2.01952047748264) translate (7.03395161897434cm 0.729126274625727cm)" svg:viewBox="0 0 2051 1587" draw:points="857,0 1804,0 2051,1122 0,1587"><text:p/></draw:polyline></text:p>
      <text:p text:style-name="Text_20_body"/>
      <text:p text:style-name="Text_20_body"/>
      <text:p text:style-name="Text_20_body"/>
      <text:p text:style-name="P7">效能比較</text:p>
      <text:p text:style-name="P10"><text:span text:style-name="mono"><text:span text:style-name="T19">測試環境：Ubuntu 15.04，Intel i5，</text:span></text:span><text:span text:style-name="mono"><text:span text:style-name="T22">4GB RAM，Swap-off<text:line-break/>每個測試做</text:span></text:span><text:span text:style-name="mono"><text:span text:style-name="T23">5次</text:span></text:span><text:span text:style-name="mono"><text:span text:style-name="T22">取其平均</text:span></text:span><text:span text:style-name="mono"><text:span text:style-name="T43">，每筆測試限時300秒</text:span></text:span><text:span text:style-name="mono"><text:span text:style-name="T23">。</text:span></text:span><text:span text:style-name="mono"><text:span text:style-name="T22"><text:line-break/>時間、記憶體資料來源：程式內建的USAGE指令</text:span></text:span></text:p>
      <text:p text:style-name="P10"><text:span text:style-name="mono"><text:span text:style-name="T22"/></text:span></text:p>
      <text:p text:style-name="P9"><text:span text:style-name="mono"><text:span text:style-name="T19">一、空容器插入n筆資料所需時間</text:span></text:span></text:p>
      <text:p text:style-name="P20"><text:span text:style-name="mono"><text:span text:style-name="T31">設計：用</text:span></text:span><text:span text:style-name="mono">adta -r</text:span><text:span text:style-name="mono"><text:span text:style-name="T31"> 直接新增資料</text:span></text:span></text:p>
      <text:p text:style-name="P9"><text:span text:style-name="mono"><text:span text:style-name="T19">預期：</text:span></text:span><text:span text:style-name="mono"><text:span text:style-name="T31">dlist因為設計成環形</text:span></text:span><text:span text:style-name="mono"><text:span text:style-name="T33">，</text:span></text:span><text:span text:style-name="mono"><text:span text:style-name="T31">新增一筆的時間複雜度為O(1)</text:span></text:span><text:span text:style-name="mono"><text:span text:style-name="T34">，新增n筆為O(n)。</text:span></text:span><text:span text:style-name="mono"><text:span text:style-name="T31">array會略大於dlist</text:span></text:span><text:span text:style-name="mono"><text:span text:style-name="T34">，</text:span></text:span><text:span text:style-name="mono"><text:span text:style-name="T31">因為資料滿時需重新allocate，需要花O(n)的時間</text:span></text:span><text:span text:style-name="mono"><text:span text:style-name="T32">，均攤為O(log n)</text:span></text:span><text:span text:style-name="mono"><text:span text:style-name="T31">。BST插入資料類似二分搜，時間複雜度為O(log n)。</text:span></text:span><text:span text:style-name="mono"><text:span text:style-name="T33">array會略小於BST</text:span></text:span><text:span text:style-name="mono"><text:span text:style-name="T34">，</text:span></text:span><text:span text:style-name="mono"><text:span text:style-name="T33">因為其只有容量不足的時候才會重新allocate，每次</text:span></text:span><text:span text:style-name="mono"><text:span text:style-name="T35">allocate的記憶體大小為指數成長，因此隨著n越來越大會較不需要頻繁進行此操作。</text:span></text:span><text:span text:style-name="mono"><text:span text:style-name="T33">並且，其分配記憶體為連續的，應有利於random access。</text:span></text:span></text:p>
      <text:p text:style-name="P22"><draw:frame draw:style-name="fr1" draw:name="物件3" text:anchor-type="paragraph" svg:x="4.276cm" svg:y="0.515cm" svg:width="8.678cm" svg:height="4.233cm" draw:z-index="94"><draw:object xlink:href="./Object 3" xlink:type="simple" xlink:show="embed" xlink:actuate="onLoad"/><draw:image xlink:href="./ObjectReplacements/Object 3" xlink:type="simple" xlink:show="embed" xlink:actuate="onLoad"/></draw:frame><draw:frame draw:style-name="fr1" draw:name="物件4" text:anchor-type="paragraph" svg:x="2.762cm" svg:y="5.172cm" svg:width="12.651cm" svg:height="8.998cm" draw:z-index="95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mono"><text:span text:style-name="T19">結果</text:span></text:span><text:span text:style-name="mono"><text:span text:style-name="T31">：</text:span></text:span><text:span text:style-name="mono"><text:span text:style-name="T34">dlist為O(n)，array和BST</text:span></text:span><text:span text:style-name="mono"><text:span text:style-name="T31">皆接近</text:span></text:span><text:span text:style-name="mono"><text:span text:style-name="T34">O(nlog n)，而且時間關係是</text:span></text:span><text:span text:style-name="mono"><text:span text:style-name="T35">dlist &lt; array &lt; BST，符合理論預測。</text:span></text:span></text:p>
      <text:p text:style-name="P11"><text:span text:style-name="mono"><text:span text:style-name="T23"/></text:span></text:p>
      <text:p text:style-name="P11"><text:span text:style-name="mono"><text:span text:style-name="T23"/></text:span></text:p>
      <text:p text:style-name="P11"><text:span text:style-name="mono"><text:span text:style-name="T23">二、</text:span></text:span><text:span text:style-name="mono"><text:span text:style-name="T20">在</text:span></text:span><text:span text:style-name="mono"><text:span text:style-name="T21">n</text:span></text:span><text:span text:style-name="mono"><text:span text:style-name="T20">筆資料裡交替增刪所需時間</text:span></text:span></text:p>
      <text:p text:style-name="P8"><text:span text:style-name="mono"><text:span text:style-name="T17">設計</text:span></text:span><text:span text:style-name="mono"><text:span text:style-name="T24">：新增n筆資料，然後是1000次命令，奇數次為新增</text:span></text:span><text:span text:style-name="mono"><text:span text:style-name="T48">1筆(於尾部)</text:span></text:span><text:span text:style-name="mono"><text:span text:style-name="T24">、偶數次為刪除</text:span></text:span><text:span text:style-name="mono"><text:span text:style-name="T48">1筆(隨機)，計算命令的時間</text:span></text:span><text:span text:style-name="mono"><text:span text:style-name="T24">。</text:span></text:span></text:p>
      <text:p text:style-name="P19"><text:span text:style-name="mono"><text:span text:style-name="T26">預期：單筆資料而言，dlist新增刪除均為O(1)、array新增約略為均攤O(log n) 刪除為 O(n)、bst應為O(log n)。</text:span></text:span></text:p>
      <text:p text:style-name="P25"><draw:frame draw:style-name="fr1" draw:name="物件1" text:anchor-type="paragraph" svg:x="0.164cm" svg:y="1.623cm" svg:width="8.678cm" svg:height="4.233cm" draw:z-index="93"><draw:object xlink:href="./Object 1" xlink:type="simple" xlink:show="embed" xlink:actuate="onLoad"/><draw:image xlink:href="./ObjectReplacements/Object 1" xlink:type="simple" xlink:show="embed" xlink:actuate="onLoad"/></draw:frame><draw:frame draw:style-name="fr1" draw:name="物件2" text:anchor-type="paragraph" svg:x="8.989cm" svg:y="0.623cm" svg:width="10.015cm" svg:height="7.721cm" draw:z-index="92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mono"><text:span text:style-name="T24">結果</text:span></text:span><text:span text:style-name="mono"><text:span text:style-name="T25">：</text:span></text:span><text:span text:style-name="mono"><text:span text:style-name="T27">dlist在單筆資料的操作上亦為O(n)，經過檢查</text:span></text:span><text:span text:style-name="mono"><text:span text:style-name="T40">code後發現</text:span></text:span><text:span text:style-name="mono"><text:span text:style-name="T27">是因為隨機刪除時需要先取長度</text:span></text:span><text:span text:style-name="mono"><text:span text:style-name="T28">、隨機選需要刪除的元素</text:span></text:span><text:span text:style-name="mono"><text:span text:style-name="T30">，</text:span></text:span><text:span text:style-name="mono"><text:span text:style-name="T28">走到需要的位置</text:span></text:span><text:span text:style-name="mono"><text:span text:style-name="T27">再刪除</text:span></text:span><text:span text:style-name="mono"><text:span text:style-name="T29">，而這操作是</text:span></text:span><text:span text:style-name="mono"><text:span text:style-name="T30">O(n)</text:span></text:span><text:span text:style-name="mono"><text:span text:style-name="T40">。</text:span></text:span><text:span text:style-name="mono"><text:span text:style-name="T29">這部份是</text:span></text:span><text:span text:style-name="mono">adtd -r </text:span><text:span text:style-name="mono"><text:span text:style-name="T29">指令的特性，而非ADT的效能問題</text:span></text:span><text:span text:style-name="mono"><text:span text:style-name="T27">。</text:span></text:span></text:p>
      <text:p text:style-name="P8"><text:span text:style-name="mono"><text:span text:style-name="T17">三、排序</text:span></text:span><text:span text:style-name="mono"><text:span text:style-name="T23">n筆</text:span></text:span><text:span text:style-name="mono"><text:span text:style-name="T17">隨機資料所需時間</text:span></text:span></text:p>
      <text:p text:style-name="P8"><text:span text:style-name="mono"><text:span text:style-name="T17">設計</text:span></text:span><text:span text:style-name="mono"><text:span text:style-name="T41">：新增n筆資料，並且用</text:span></text:span><text:span text:style-name="mono">adts</text:span><text:span text:style-name="mono"><text:span text:style-name="T41">進行排序</text:span></text:span><text:span text:style-name="mono"><text:span text:style-name="T47">，計算排序時間</text:span></text:span><text:span text:style-name="mono"><text:span text:style-name="T41">。BST因為資料不必排序，直接取之前設計的實驗中新增資料的時間。</text:span></text:span></text:p>
      <text:p text:style-name="P8"><text:span text:style-name="mono"><text:span text:style-name="T41">預測：</text:span></text:span><text:span text:style-name="mono"><text:span text:style-name="T42">dlist用</text:span></text:span><text:span text:style-name="mono"><text:span text:style-name="T45">bubble sort所以</text:span></text:span><text:span text:style-name="mono"><text:span text:style-name="T41">是O(n</text:span></text:span><text:span text:style-name="mono"><text:span text:style-name="T61">2</text:span></text:span><text:span text:style-name="mono"><text:span text:style-name="T41">)</text:span></text:span><text:span text:style-name="mono"><text:span text:style-name="T42">，array是O(n log n)，BST是O(n log n)，但BST會略多，因為走訪會有overhead，且</text:span></text:span><text:span text:style-name="mono">std::sort</text:span><text:span text:style-name="mono"><text:span text:style-name="T42">有優化過所致。</text:span></text:span></text:p>
      <text:p text:style-name="P26"><text:span text:style-name="mono"><text:span text:style-name="T42">結果</text:span></text:span><text:span text:style-name="mono"><text:span text:style-name="T44">：dlist只做到10^6就做不下去了，沒有足夠資料可以分析。從小規模的資料看起來並不像是O(n</text:span></text:span><text:span text:style-name="mono"><text:span text:style-name="T62">2</text:span></text:span><text:span text:style-name="mono"><text:span text:style-name="T44">)，看起來像O(n</text:span></text:span><text:span text:style-name="mono"><text:span text:style-name="T62">3</text:span></text:span><text:span text:style-name="mono"><text:span text:style-name="T44">) 甚至更多，非常奇怪。</text:span></text:span><text:span text:style-name="mono"><text:span text:style-name="T46">array和BST的排序效能十分接近，但array的時間並不如BST均勻，這兩個都接近O(n log n)，符合預測。</text:span></text:span></text:p>
      <text:p text:style-name="P26"><draw:frame draw:style-name="fr2" draw:name="物件5" text:anchor-type="paragraph" svg:y="0.266cm" svg:width="8.678cm" svg:height="4.233cm" draw:z-index="96"><draw:object xlink:href="./Object 5" xlink:type="simple" xlink:show="embed" xlink:actuate="onLoad"/><draw:image xlink:href="./ObjectReplacements/Object 5" xlink:type="simple" xlink:show="embed" xlink:actuate="onLoad"/></draw:frame></text:p>
      <text:p text:style-name="P8"><text:span text:style-name="mono"><text:span text:style-name="T42"/></text:span></text:p>
      <text:p text:style-name="P8"><text:span text:style-name="mono"><text:span text:style-name="T17"/></text:span></text:p>
      <text:p text:style-name="P8"><text:span text:style-name="mono"><text:span text:style-name="T17"/></text:span></text:p>
      <text:p text:style-name="P8"><text:soft-page-break/><text:span text:style-name="mono"><text:span text:style-name="T17"/></text:span></text:p>
      <text:p text:style-name="P8"><draw:frame draw:style-name="fr3" draw:name="物件6" text:anchor-type="paragraph" svg:x="2.469cm" svg:y="0.266cm" svg:width="12.651cm" svg:height="8.998cm" draw:z-index="97"><draw:object xlink:href="./Object 6" xlink:type="simple" xlink:show="embed" xlink:actuate="onLoad"/><draw:image xlink:href="./ObjectReplacements/Object 6" xlink:type="simple" xlink:show="embed" xlink:actuate="onLoad"/></draw:frame><text:span text:style-name="mono"><text:span text:style-name="T17"/></text:span></text:p>
      <text:p text:style-name="P8"><text:span text:style-name="mono"><text:span text:style-name="T17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/></text:span></text:p>
      <text:p text:style-name="P23"><text:span text:style-name="mono"><text:span text:style-name="T18">PS. double-linked list在氣泡排序時，交換指標與交換資料的效能比較</text:span></text:span></text:p>
      <text:p text:style-name="P24"><text:span text:style-name="mono"><text:span text:style-name="T18">設計</text:span></text:span><text:span text:style-name="mono"><text:span text:style-name="T37">：</text:span></text:span><text:span text:style-name="mono"><text:span text:style-name="T18">為了比較</text:span></text:span><text:span text:style-name="mono"><text:span text:style-name="T36">直接copy 資料</text:span></text:span><text:span text:style-name="mono">T</text:span><text:span text:style-name="mono"><text:span text:style-name="T18">或是改動其容器的指標</text:span></text:span><text:span text:style-name="mono"><text:span text:style-name="T36">何者效能較佳，</text:span></text:span><text:span text:style-name="mono"><text:span text:style-name="T18">寫了兩個版本，並分別測試其做</text:span></text:span><text:span text:style-name="mono">tests/do2</text:span><text:span text:style-name="mono"><text:span text:style-name="T37">所花費的時間。copy資料T不涉及容器的改動</text:span></text:span><text:span text:style-name="mono"><text:span text:style-name="T38">，但需一個temp的T，並進行3次複製操作</text:span></text:span><text:span text:style-name="mono"><text:span text:style-name="T37">；改動容器指標需要進行6次(向前3次、向後3次)的指標操作，並在完成時將iterator倒退一格。</text:span></text:span></text:p>
      <text:p text:style-name="P24"><text:span text:style-name="mono"><text:span text:style-name="T37">預測：交換指標的效能較佳。因為每copy一次 T 都需要呼叫一次constructor，並且將內部的string copy一份，交換指標是單純的記憶體複製操作，應較省時。</text:span></text:span></text:p>
      <text:p text:style-name="P24"><text:span text:style-name="mono"><text:span text:style-name="T37">結果：交換指標的效能較佳</text:span></text:span><text:span text:style-name="mono"><text:span text:style-name="T38">，並且其時間有顯著的差異</text:span></text:span><text:span text:style-name="mono"><text:span text:style-name="T37">。</text:span></text:span><text:span text:style-name="mono"><text:span text:style-name="T38">ref約需103秒完成、交換指標版本約需</text:span></text:span><text:span text:style-name="mono"><text:span text:style-name="T39">40秒；交換容器版本約需60秒。採用交換指標</text:span></text:span><text:span text:style-name="mono"><text:span text:style-name="T49">，約減少1/3的時間。</text:span></text:span></text:p>
      <text:p text:style-name="P24"><text:span text:style-name="mono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ato" svg:font-family="Lato" style:font-adornments="粗體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思源黑體 Medium" svg:font-family="'思源黑體 Medium'" style:font-pitch="variable"/>
    <style:font-face style:name="思源黑體 Normal" svg:font-family="'思源黑體 Normal'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Symmetric_20_Arrow" draw:display-name="Symmetric Arrow" svg:viewBox="0 0 1131 902" svg:d="M564 0l-564 902h1131z"/>
    <draw:marker draw:name="線條箭頭_20_4" draw:display-name="線條箭頭 4" svg:viewBox="0 0 1131 902" svg:d="M564 0l-564 902h1131z"/>
    <draw:marker draw:name="線條箭頭_20_6" draw:display-name="線條箭頭 6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思源黑體 Normal" fo:font-family="'思源黑體 Normal'" style:font-pitch="variable" fo:font-size="14pt" officeooo:rsid="0018b3f5" style:font-name-asian="思源黑體 Normal" style:font-family-asian="'思源黑體 Normal'" style:font-pitch-asian="variable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6cm" fo:margin-right="0cm" fo:margin-top="0cm" fo:margin-bottom="0.247cm" loext:contextual-spacing="false" fo:line-height="120%" fo:text-indent="0cm" style:auto-text-indent="false" fo:background-color="transparent"/>
      <style:text-properties fo:font-size="12pt" officeooo:rsid="001f917d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ato" fo:font-family="Lato" style:font-style-name="粗體" style:font-pitch="variable" fo:font-size="15pt" fo:font-weight="bold" officeooo:rsid="0019f7aa" style:font-size-asian="15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Standard" style:master-page-name="">
      <loext:graphic-properties draw:fill-image-width="0cm" draw:fill-image-height="0cm"/>
      <style:paragraph-properties fo:margin-top="1.199cm" fo:margin-bottom="0.499cm" loext:contextual-spacing="false" fo:line-height="100%" style:register-true="true" style:page-number="auto" style:shadow="none">
        <style:tab-stops/>
      </style:paragraph-properties>
      <style:text-properties style:font-name="Ubuntu" fo:font-family="Ubuntu" style:font-pitch="variable" fo:font-size="32pt" fo:letter-spacing="-0.021cm" officeooo:rsid="0018b3f5" style:font-name-asian="思源黑體 Normal" style:font-family-asian="'思源黑體 Normal'" style:font-pitch-asian="variable" style:font-size-asian="32pt" style:font-size-complex="3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ono" style:family="text">
      <style:text-properties style:font-name="Monaco" fo:font-family="Monaco" style:font-family-generic="modern" style:font-pitch="variable" fo:font-size="12pt" officeooo:rsid="001f917d" style:font-name-asian="思源黑體 Normal" style:font-family-asian="'思源黑體 Normal'" style:font-pitch-asian="variable" style:font-size-asian="12pt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onaco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00:04:08.128912692</meta:creation-date>
    <dc:date>2015-11-26T20:43:52.092330328</dc:date>
    <meta:editing-duration>PT6H58M26S</meta:editing-duration>
    <meta:editing-cycles>148</meta:editing-cycles>
    <meta:generator>LibreOffice/4.4.6.3$Linux_X86_64 LibreOffice_project/40m0$Build-3</meta:generator>
    <meta:document-statistic meta:table-count="0" meta:image-count="0" meta:object-count="6" meta:page-count="7" meta:paragraph-count="34" meta:word-count="2161" meta:character-count="2950" meta:non-whitespace-character-count="2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 style:data-style-name="N100">
      <style:text-properties style:text-position="" fo:font-size="12pt" style:font-size-asian="12pt" style:font-size-complex="12pt"/>
    </style:style>
    <style:style style:name="ce3" style:family="table-cell" style:parent-style-name="Default" style:data-style-name="N137">
      <style:text-properties style:text-position="" fo:font-size="12pt" style:font-size-asian="12pt" style:font-size-complex="12pt"/>
    </style:style>
    <style:style style:name="ce4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37">
      <style:text-properties fo:font-size="12pt" style:font-size-asian="12pt" style:font-size-complex="12pt"/>
    </style:style>
    <style:style style:name="ce8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table table:name="工作表1" table:style-name="ta1">
        <table:table-column table:style-name="co1" table:default-cell-style-name="ce6"/>
        <table:table-column table:style-name="co2" table:number-columns-repeated="3" table:default-cell-style-name="ce7"/>
        <table:table-row table:style-name="ro1">
          <table:table-cell table:style-name="ce5"/>
          <table:table-cell table:style-name="ce5" office:value-type="string" calcext:value-type="string">
            <text:p>dlist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bst</text:p>
          </table:table-cell>
        </table:table-row>
        <table:table-row table:style-name="ro1">
          <table:table-cell office:value-type="string" calcext:value-type="string">
            <text:p>1e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3e4</text:p>
          </table:table-cell>
          <table:table-cell office:value-type="float" office:value="0.33" calcext:value-type="float">
            <text:p>0.330</text:p>
          </table:table-cell>
          <table:table-cell office:value-type="float" office:value="0.168" calcext:value-type="float">
            <text:p>0.16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string" calcext:value-type="string">
            <text:p>1e5</text:p>
          </table:table-cell>
          <table:table-cell office:value-type="float" office:value="1.536" calcext:value-type="float">
            <text:p>1.536</text:p>
          </table:table-cell>
          <table:table-cell office:value-type="float" office:value="0.58" calcext:value-type="float">
            <text:p>0.580</text:p>
          </table:table-cell>
          <table:table-cell office:value-type="float" office:value="13.94" calcext:value-type="float">
            <text:p>13.940</text:p>
          </table:table-cell>
        </table:table-row>
        <table:table-row table:style-name="ro1">
          <table:table-cell office:value-type="string" calcext:value-type="string">
            <text:p>3e5</text:p>
          </table:table-cell>
          <table:table-cell office:value-type="float" office:value="4.512" calcext:value-type="float">
            <text:p>4.512</text:p>
          </table:table-cell>
          <table:table-cell office:value-type="float" office:value="1.886" calcext:value-type="float">
            <text:p>1.886</text:p>
          </table:table-cell>
          <table:table-cell office:value-type="float" office:value="43.252" calcext:value-type="float">
            <text:p>43.252</text:p>
          </table:table-cell>
        </table:table-row>
        <table:table-row table:style-name="ro1">
          <table:table-cell office:value-type="string" calcext:value-type="string">
            <text:p>1e6</text:p>
          </table:table-cell>
          <table:table-cell office:value-type="float" office:value="14.762" calcext:value-type="float">
            <text:p>14.762</text:p>
          </table:table-cell>
          <table:table-cell office:value-type="float" office:value="7.18" calcext:value-type="float">
            <text:p>7.180</text:p>
          </table:table-cell>
          <table:table-cell office:value-type="float" office:value="148.48" calcext:value-type="float">
            <text:p>148.480</text:p>
          </table:table-cell>
        </table:table-row>
        <table:table-row table:style-name="ro1">
          <table:table-cell office:value-type="string" calcext:value-type="string">
            <text:p>3e6</text:p>
          </table:table-cell>
          <table:table-cell office:value-type="float" office:value="44.756" calcext:value-type="float">
            <text:p>44.756</text:p>
          </table:table-cell>
          <table:table-cell office:value-type="float" office:value="21.808" calcext:value-type="float">
            <text:p>21.808</text:p>
          </table:table-cell>
          <table:table-cell table:style-name="ce8" office:value-type="string" calcext:value-type="string">
            <text:p>killed</text:p>
          </table:table-cell>
        </table:table-row>
        <table:table-row table:style-name="ro1">
          <table:table-cell office:value-type="string" calcext:value-type="string">
            <text:p>1e7</text:p>
          </table:table-cell>
          <table:table-cell office:value-type="float" office:value="149.54" calcext:value-type="float">
            <text:p>149.540</text:p>
          </table:table-cell>
          <table:table-cell office:value-type="float" office:value="68.092" calcext:value-type="float">
            <text:p>68.092</text:p>
          </table:table-cell>
          <table:table-cell table:style-name="ce8" office:value-type="string" calcext:value-type="string">
            <text:p>kill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3" number:min-integer-digits="1" number:grouping="true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00/00/00</text:date>, <text:time style:data-style-name="N2" text:time-value="19:18:03.07071675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3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6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3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3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15cm" svg:height="7.72cm" xlink:href="." xlink:type="simple" chart:class="chart:line" chart:style-name="ch1">
        <chart:legend chart:legend-position="bottom" svg:x="2.367cm" svg:y="6.937cm" style:legend-expansion="wide" chart:style-name="ch2"/>
        <chart:plot-area chart:style-name="ch3" chart:data-source-has-labels="both" svg:x="1.238cm" svg:y="0.154cm" svg:width="8.577cm" svg:height="5.621cm">
          <chartooo:coordinate-region svg:x="2.336cm" svg:y="0.354cm" svg:width="6.538cm" svg:height="4.774cm"/>
          <chart:axis chart:dimension="x" chart:name="primary-x" chart:style-name="ch4" chartooo:axis-type="auto">
            <chartooo:date-scale/>
            <chart:title svg:x="5.151cm" svg:y="5.93cm" chart:style-name="ch5">
              <text:p>規模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3.775cm" chart:style-name="ch7">
              <text:p>時間 (sec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ist</text:p>
              </table:table-cell>
              <table:table-cell office:value-type="string">
                <text:p>array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string">
                <text:p>1e4</text:p>
              </table:table-cell>
              <table:table-cell office:value-type="float" office:value="0.108">
                <text:p>0.108</text:p>
              </table:table-cell>
              <table:table-cell office:value-type="float" office:value="0.064">
                <text:p>0.064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3e4</text:p>
              </table:table-cell>
              <table:table-cell office:value-type="float" office:value="0.33">
                <text:p>0.33</text:p>
              </table:table-cell>
              <table:table-cell office:value-type="float" office:value="0.168">
                <text:p>0.168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1.536">
                <text:p>1.536</text:p>
              </table:table-cell>
              <table:table-cell office:value-type="float" office:value="0.58">
                <text:p>0.58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3e5</text:p>
              </table:table-cell>
              <table:table-cell office:value-type="float" office:value="4.512">
                <text:p>4.512</text:p>
              </table:table-cell>
              <table:table-cell office:value-type="float" office:value="1.886">
                <text:p>1.886</text:p>
              </table:table-cell>
              <table:table-cell office:value-type="float" office:value="43.252">
                <text:p>43.252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14.762">
                <text:p>14.762</text:p>
              </table:table-cell>
              <table:table-cell office:value-type="float" office:value="7.18">
                <text:p>7.18</text:p>
              </table:table-cell>
              <table:table-cell office:value-type="float" office:value="148.48">
                <text:p>148.48</text:p>
              </table:table-cell>
            </table:table-row>
            <table:table-row>
              <table:table-cell office:value-type="string">
                <text:p>3e6</text:p>
              </table:table-cell>
              <table:table-cell office:value-type="float" office:value="44.756">
                <text:p>44.756</text:p>
              </table:table-cell>
              <table:table-cell office:value-type="float" office:value="21.808">
                <text:p>21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7</text:p>
              </table:table-cell>
              <table:table-cell office:value-type="float" office:value="149.54">
                <text:p>149.54</text:p>
              </table:table-cell>
              <table:table-cell office:value-type="float" office:value="68.092">
                <text:p>68.0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 style:data-style-name="N100">
      <style:text-properties style:text-position="" fo:font-size="12pt" style:font-size-asian="12pt" style:font-size-complex="12pt"/>
    </style:style>
    <style:style style:name="ce3" style:family="table-cell" style:parent-style-name="Default" style:data-style-name="N137">
      <style:text-properties style:text-position="" fo:font-size="12pt" style:font-size-asian="12pt" style:font-size-complex="12pt"/>
    </style:style>
    <style:style style:name="ce4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37">
      <style:text-properties fo:font-size="12pt" style:font-size-asian="12pt" style:font-size-complex="12pt"/>
    </style:style>
    <style:style style:name="ce8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table table:name="工作表1" table:style-name="ta1">
        <table:table-column table:style-name="co1" table:default-cell-style-name="ce6"/>
        <table:table-column table:style-name="co2" table:number-columns-repeated="3" table:default-cell-style-name="ce7"/>
        <table:table-row table:style-name="ro1">
          <table:table-cell table:style-name="ce5"/>
          <table:table-cell table:style-name="ce5" office:value-type="string" calcext:value-type="string">
            <text:p>dlist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bst</text:p>
          </table:table-cell>
        </table:table-row>
        <table:table-row table:style-name="ro1">
          <table:table-cell office:value-type="string" calcext:value-type="string">
            <text:p>1e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3e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1e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" calcext:value-type="float">
            <text:p>0.05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3e5</text:p>
          </table:table-cell>
          <table:table-cell office:value-type="float" office:value="0.064" calcext:value-type="float">
            <text:p>0.0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office:value-type="string" calcext:value-type="string">
            <text:p>1e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02" calcext:value-type="float">
            <text:p>0.502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3e6</text:p>
          </table:table-cell>
          <table:table-cell office:value-type="float" office:value="0.642" calcext:value-type="float">
            <text:p>0.642</text:p>
          </table:table-cell>
          <table:table-cell office:value-type="float" office:value="1.798" calcext:value-type="float">
            <text:p>1.798</text:p>
          </table:table-cell>
          <table:table-cell table:style-name="ce8" office:value-type="float" office:value="5.548" calcext:value-type="float">
            <text:p>5.548</text:p>
          </table:table-cell>
        </table:table-row>
        <table:table-row table:style-name="ro1">
          <table:table-cell office:value-type="string" calcext:value-type="string">
            <text:p>1e7</text:p>
          </table:table-cell>
          <table:table-cell office:value-type="float" office:value="2.07" calcext:value-type="float">
            <text:p>2.070</text:p>
          </table:table-cell>
          <table:table-cell office:value-type="float" office:value="6.79" calcext:value-type="float">
            <text:p>6.790</text:p>
          </table:table-cell>
          <table:table-cell table:style-name="ce8" office:value-type="float" office:value="22.254" calcext:value-type="float">
            <text:p>22.25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3" number:min-integer-digits="1" number:grouping="true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00/00/00</text:date>, <text:time style:data-style-name="N2" text:time-value="20:00:59.94715328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3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6">
      <style:chart-properties chart:display-label="true" chart:logarithmic="true" chart:minimum="0.00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3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3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5cm" svg:height="8.997cm" xlink:href="." xlink:type="simple" chart:class="chart:line" chart:style-name="ch1">
        <chart:legend chart:legend-position="bottom" svg:x="3.685cm" svg:y="8.214cm" style:legend-expansion="wide" chart:style-name="ch2"/>
        <chart:plot-area chart:style-name="ch3" chart:data-source-has-labels="both" svg:x="1.291cm" svg:y="0.179cm" svg:width="11.106cm" svg:height="6.848cm">
          <chartooo:coordinate-region svg:x="2.389cm" svg:y="0.378cm" svg:width="9.358cm" svg:height="6.002cm"/>
          <chart:axis chart:dimension="x" chart:name="primary-x" chart:style-name="ch4" chartooo:axis-type="auto">
            <chartooo:date-scale/>
            <chart:title svg:x="6.469cm" svg:y="7.207cm" chart:style-name="ch5">
              <text:p>規模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414cm" chart:style-name="ch7">
              <text:p>時間 (sec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ist</text:p>
              </table:table-cell>
              <table:table-cell office:value-type="string">
                <text:p>array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string">
                <text:p>1e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e4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0.014">
                <text:p>0.014</text:p>
              </table:table-cell>
              <table:table-cell office:value-type="float" office:value="0.05">
                <text:p>0.0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e5</text:p>
              </table:table-cell>
              <table:table-cell office:value-type="float" office:value="0.064">
                <text:p>0.064</text:p>
              </table:table-cell>
              <table:table-cell office:value-type="float" office:value="0.236">
                <text:p>0.2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0.208">
                <text:p>0.208</text:p>
              </table:table-cell>
              <table:table-cell office:value-type="float" office:value="0.502">
                <text:p>0.502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3e6</text:p>
              </table:table-cell>
              <table:table-cell office:value-type="float" office:value="0.642">
                <text:p>0.642</text:p>
              </table:table-cell>
              <table:table-cell office:value-type="float" office:value="1.798">
                <text:p>1.798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1e7</text:p>
              </table:table-cell>
              <table:table-cell office:value-type="float" office:value="2.07">
                <text:p>2.07</text:p>
              </table:table-cell>
              <table:table-cell office:value-type="float" office:value="6.79">
                <text:p>6.79</text:p>
              </table:table-cell>
              <table:table-cell office:value-type="float" office:value="22.254">
                <text:p>22.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 style:data-style-name="N100">
      <style:text-properties style:text-position="" fo:font-size="12pt" style:font-size-asian="12pt" style:font-size-complex="12pt"/>
    </style:style>
    <style:style style:name="ce3" style:family="table-cell" style:parent-style-name="Default" style:data-style-name="N137">
      <style:text-properties style:text-position="" fo:font-size="12pt" style:font-size-asian="12pt" style:font-size-complex="12pt"/>
    </style:style>
    <style:style style:name="ce4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37">
      <style:text-properties fo:font-size="12pt" style:font-size-asian="12pt" style:font-size-complex="12pt"/>
    </style:style>
    <style:style style:name="ce8" style:family="table-cell" style:parent-style-name="Default" style:data-style-name="N137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</office:automatic-styles>
  <office:body>
    <office:spreadsheet>
      <table:table table:name="工作表1" table:style-name="ta1">
        <table:table-column table:style-name="co1" table:default-cell-style-name="ce6"/>
        <table:table-column table:style-name="co2" table:default-cell-style-name="ce8"/>
        <table:table-column table:style-name="co2" table:number-columns-repeated="2" table:default-cell-style-name="ce7"/>
        <table:table-row table:style-name="ro1">
          <table:table-cell table:style-name="ce5"/>
          <table:table-cell table:style-name="ce5" office:value-type="string" calcext:value-type="string">
            <text:p>dlist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string" calcext:value-type="string">
            <text:p>bst</text:p>
          </table:table-cell>
        </table:table-row>
        <table:table-row table:style-name="ro1">
          <table:table-cell office:value-type="string" calcext:value-type="string">
            <text:p>1e4</text:p>
          </table:table-cell>
          <table:table-cell table:style-name="ce7" office:value-type="float" office:value="0.08" calcext:value-type="float">
            <text:p>0.0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3e4</text:p>
          </table:table-cell>
          <table:table-cell table:style-name="ce7" office:value-type="float" office:value="8.988" calcext:value-type="float">
            <text:p>8.98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1e5</text:p>
          </table:table-cell>
          <table:table-cell table:style-name="ce7" office:value-type="float" office:value="225.32" calcext:value-type="float">
            <text:p>225.320</text:p>
          </table:table-cell>
          <table:table-cell office:value-type="float" office:value="0.18" calcext:value-type="float">
            <text:p>0.18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3e5</text:p>
          </table:table-cell>
          <table:table-cell office:value-type="string" calcext:value-type="string">
            <text:p>killed</text:p>
          </table:table-cell>
          <table:table-cell office:value-type="float" office:value="0.46" calcext:value-type="float">
            <text:p>0.460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office:value-type="string" calcext:value-type="string">
            <text:p>1e6</text:p>
          </table:table-cell>
          <table:table-cell office:value-type="string" calcext:value-type="string">
            <text:p>killed</text:p>
          </table:table-cell>
          <table:table-cell office:value-type="float" office:value="0.738" calcext:value-type="float">
            <text:p>0.738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3e6</text:p>
          </table:table-cell>
          <table:table-cell office:value-type="string" calcext:value-type="string">
            <text:p>killed</text:p>
          </table:table-cell>
          <table:table-cell office:value-type="float" office:value="3.026" calcext:value-type="float">
            <text:p>3.026</text:p>
          </table:table-cell>
          <table:table-cell table:style-name="ce8" office:value-type="float" office:value="5.548" calcext:value-type="float">
            <text:p>5.548</text:p>
          </table:table-cell>
        </table:table-row>
        <table:table-row table:style-name="ro1">
          <table:table-cell office:value-type="string" calcext:value-type="string">
            <text:p>1e7</text:p>
          </table:table-cell>
          <table:table-cell office:value-type="string" calcext:value-type="string">
            <text:p>killed</text:p>
          </table:table-cell>
          <table:table-cell office:value-type="float" office:value="11.744" calcext:value-type="float">
            <text:p>11.744</text:p>
          </table:table-cell>
          <table:table-cell table:style-name="ce8" office:value-type="float" office:value="22.254" calcext:value-type="float">
            <text:p>22.2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3" number:min-integer-digits="1" number:grouping="true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00/00/00</text:date>, <text:time style:data-style-name="N2" text:time-value="20:34:08.644518941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3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6">
      <style:chart-properties chart:display-label="true" chart:logarithmic="true" chart:minimum="0.00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3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3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5cm" svg:height="8.997cm" xlink:href="." xlink:type="simple" chart:class="chart:line" chart:style-name="ch1">
        <chart:legend chart:legend-position="bottom" svg:x="3.685cm" svg:y="8.214cm" style:legend-expansion="wide" chart:style-name="ch2"/>
        <chart:plot-area chart:style-name="ch3" chart:data-source-has-labels="both" svg:x="1.291cm" svg:y="0.179cm" svg:width="11.106cm" svg:height="6.848cm">
          <chartooo:coordinate-region svg:x="2.389cm" svg:y="0.378cm" svg:width="9.067cm" svg:height="6.002cm"/>
          <chart:axis chart:dimension="x" chart:name="primary-x" chart:style-name="ch4" chartooo:axis-type="auto">
            <chartooo:date-scale/>
            <chart:title svg:x="6.469cm" svg:y="7.207cm" chart:style-name="ch5">
              <text:p>規模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414cm" chart:style-name="ch7">
              <text:p>時間 (sec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ist</text:p>
              </table:table-cell>
              <table:table-cell office:value-type="string">
                <text:p>array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string">
                <text:p>1e4</text:p>
              </table:table-cell>
              <table:table-cell office:value-type="float" office:value="0.08">
                <text:p>0.08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e4</text:p>
              </table:table-cell>
              <table:table-cell office:value-type="float" office:value="8.988">
                <text:p>8.988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225.32">
                <text:p>225.32</text:p>
              </table:table-cell>
              <table:table-cell office:value-type="float" office:value="0.18">
                <text:p>0.1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e5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NaN">
                <text:p>NaN</text:p>
              </table:table-cell>
              <table:table-cell office:value-type="float" office:value="0.738">
                <text:p>0.738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3e6</text:p>
              </table:table-cell>
              <table:table-cell office:value-type="float" office:value="NaN">
                <text:p>NaN</text:p>
              </table:table-cell>
              <table:table-cell office:value-type="float" office:value="3.026">
                <text:p>3.026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1e7</text:p>
              </table:table-cell>
              <table:table-cell office:value-type="float" office:value="NaN">
                <text:p>NaN</text:p>
              </table:table-cell>
              <table:table-cell office:value-type="float" office:value="11.744">
                <text:p>11.744</text:p>
              </table:table-cell>
              <table:table-cell office:value-type="float" office:value="22.254">
                <text:p>22.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